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/>
      <style:text-properties fo:color="#000000" style:font-name="Arial" style:font-name-asian="Arial" style:font-name-complex="Arial" fo:font-size="18pt" style:font-size-asian="18pt" style:font-size-complex="1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1.25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741000" table:style-name="ce9">
            <text:p>14.741.000</text:p>
          </table:table-cell>
          <table:table-cell office:value-type="float" office:value="14841399" table:style-name="ce9">
            <text:p>14.841.399</text:p>
          </table:table-cell>
          <table:table-cell office:value-type="percentage" office:value="1.0068108676480565" table:style-name="ce10">
            <text:p>100,7%</text:p>
          </table:table-cell>
          <table:table-cell office:value-type="float" office:value="7055276" table:style-name="ce8">
            <text:p>7.055.276</text:p>
          </table:table-cell>
          <table:table-cell office:value-type="float" office:value="6820453" table:style-name="ce8">
            <text:p>6.820.453</text:p>
          </table:table-cell>
          <table:table-cell office:value-type="float" office:value="1718295" table:style-name="ce8">
            <text:p>1.718.295</text:p>
          </table:table-cell>
          <table:table-cell office:value-type="date" office:date-value="2021-12-19T00:00:00" table:style-name="ce11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354434" table:style-name="ce14">
            <text:p>2.354.434</text:p>
          </table:table-cell>
          <table:table-cell office:value-type="percentage" office:value="0.98141654745112161" table:style-name="ce15">
            <text:p>98,1%</text:p>
          </table:table-cell>
          <table:table-cell office:value-type="float" office:value="1089096" table:style-name="ce13">
            <text:p>1.089.096</text:p>
          </table:table-cell>
          <table:table-cell office:value-type="float" office:value="1059491" table:style-name="ce13">
            <text:p>1.059.491</text:p>
          </table:table-cell>
          <table:table-cell office:value-type="float" office:value="330605" table:style-name="ce13">
            <text:p>330.605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41040" table:style-name="ce7">
            <text:p>3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75965" table:style-name="ce14">
            <text:p>2.075.965</text:p>
          </table:table-cell>
          <table:table-cell office:value-type="float" office:value="2011152" table:style-name="ce14">
            <text:p>2.011.152</text:p>
          </table:table-cell>
          <table:table-cell office:value-type="percentage" office:value="0.96877933876534528" table:style-name="ce15">
            <text:p>96,9%</text:p>
          </table:table-cell>
          <table:table-cell office:value-type="float" office:value="880293" table:style-name="ce13">
            <text:p>880.293</text:p>
          </table:table-cell>
          <table:table-cell office:value-type="float" office:value="868232" table:style-name="ce13">
            <text:p>868.232</text:p>
          </table:table-cell>
          <table:table-cell office:value-type="float" office:value="336658" table:style-name="ce13">
            <text:p>336.658</text:p>
          </table:table-cell>
          <table:table-cell office:value-type="date" office:date-value="2021-12-16T00:00:00" table:style-name="ce16">
            <text:p>1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05070" table:style-name="ce7">
            <text:p>40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041774" table:style-name="ce14">
            <text:p>2.041.774</text:p>
          </table:table-cell>
          <table:table-cell office:value-type="float" office:value="1838287" table:style-name="ce14">
            <text:p>1.838.287</text:p>
          </table:table-cell>
          <table:table-cell office:value-type="percentage" office:value="0.90033813732567858" table:style-name="ce15">
            <text:p>90,0%</text:p>
          </table:table-cell>
          <table:table-cell office:value-type="float" office:value="884604" table:style-name="ce13">
            <text:p>884.604</text:p>
          </table:table-cell>
          <table:table-cell office:value-type="float" office:value="859586" table:style-name="ce13">
            <text:p>859.586</text:p>
          </table:table-cell>
          <table:table-cell office:value-type="float" office:value="193089" table:style-name="ce13">
            <text:p>193.089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602020" table:style-name="ce14">
            <text:p>3.602.020</text:p>
          </table:table-cell>
          <table:table-cell office:value-type="percentage" office:value="0.95495662686377225" table:style-name="ce15">
            <text:p>95,5%</text:p>
          </table:table-cell>
          <table:table-cell office:value-type="float" office:value="1719847" table:style-name="ce13">
            <text:p>1.719.847</text:p>
          </table:table-cell>
          <table:table-cell office:value-type="float" office:value="1658359" table:style-name="ce13">
            <text:p>1.658.359</text:p>
          </table:table-cell>
          <table:table-cell office:value-type="float" office:value="398024" table:style-name="ce13">
            <text:p>398.024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2605" table:style-name="ce14">
            <text:p>1.132.605</text:p>
          </table:table-cell>
          <table:table-cell office:value-type="float" office:value="1080688" table:style-name="ce14">
            <text:p>1.080.688</text:p>
          </table:table-cell>
          <table:table-cell office:value-type="percentage" office:value="0.95416142432710438" table:style-name="ce15">
            <text:p>95,4%</text:p>
          </table:table-cell>
          <table:table-cell office:value-type="float" office:value="496291" table:style-name="ce13">
            <text:p>496.291</text:p>
          </table:table-cell>
          <table:table-cell office:value-type="float" office:value="481532" table:style-name="ce13">
            <text:p>481.532</text:p>
          </table:table-cell>
          <table:table-cell office:value-type="float" office:value="146984" table:style-name="ce13">
            <text:p>146.984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96759" table:style-name="ce14">
            <text:p>5.096.759</text:p>
          </table:table-cell>
          <table:table-cell office:value-type="float" office:value="4620236" table:style-name="ce14">
            <text:p>4.620.236</text:p>
          </table:table-cell>
          <table:table-cell office:value-type="percentage" office:value="0.90650470230199232" table:style-name="ce15">
            <text:p>90,7%</text:p>
          </table:table-cell>
          <table:table-cell office:value-type="float" office:value="2034798" table:style-name="ce13">
            <text:p>2.034.798</text:p>
          </table:table-cell>
          <table:table-cell office:value-type="float" office:value="1988579" table:style-name="ce13">
            <text:p>1.988.579</text:p>
          </table:table-cell>
          <table:table-cell office:value-type="float" office:value="823565" table:style-name="ce13">
            <text:p>823.565</text:p>
          </table:table-cell>
          <table:table-cell office:value-type="date" office:date-value="2021-12-18T00:00:00" table:style-name="ce16">
            <text:p>1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581270" table:style-name="ce7">
            <text:p>58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648850" table:style-name="ce14">
            <text:p>3.648.850</text:p>
          </table:table-cell>
          <table:table-cell office:value-type="float" office:value="3552132" table:style-name="ce14">
            <text:p>3.552.132</text:p>
          </table:table-cell>
          <table:table-cell office:value-type="percentage" office:value="0.97349356646614682" table:style-name="ce15">
            <text:p>97,3%</text:p>
          </table:table-cell>
          <table:table-cell office:value-type="float" office:value="1642645" table:style-name="ce13">
            <text:p>1.642.645</text:p>
          </table:table-cell>
          <table:table-cell office:value-type="float" office:value="1577827" table:style-name="ce13">
            <text:p>1.577.827</text:p>
          </table:table-cell>
          <table:table-cell office:value-type="float" office:value="500421" table:style-name="ce13">
            <text:p>500.421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2949433" table:style-name="ce14">
            <text:p>12.949.433</text:p>
          </table:table-cell>
          <table:table-cell office:value-type="percentage" office:value="0.97009308057369092" table:style-name="ce15">
            <text:p>97,0%</text:p>
          </table:table-cell>
          <table:table-cell office:value-type="float" office:value="6182032" table:style-name="ce13">
            <text:p>6.182.032</text:p>
          </table:table-cell>
          <table:table-cell office:value-type="float" office:value="5961124" table:style-name="ce13">
            <text:p>5.961.124</text:p>
          </table:table-cell>
          <table:table-cell office:value-type="float" office:value="1551649" table:style-name="ce13">
            <text:p>1.551.649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026855" table:style-name="ce14">
            <text:p>9.026.855</text:p>
          </table:table-cell>
          <table:table-cell office:value-type="float" office:value="8853794" table:style-name="ce14">
            <text:p>8.853.794</text:p>
          </table:table-cell>
          <table:table-cell office:value-type="percentage" office:value="0.98082820650159996" table:style-name="ce15">
            <text:p>98,1%</text:p>
          </table:table-cell>
          <table:table-cell office:value-type="float" office:value="4175525" table:style-name="ce13">
            <text:p>4.175.525</text:p>
          </table:table-cell>
          <table:table-cell office:value-type="float" office:value="4051811" table:style-name="ce13">
            <text:p>4.051.811</text:p>
          </table:table-cell>
          <table:table-cell office:value-type="float" office:value="1085884" table:style-name="ce13">
            <text:p>1.085.884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60668" table:style-name="ce14">
            <text:p>1.960.668</text:p>
          </table:table-cell>
          <table:table-cell office:value-type="float" office:value="1998309" table:style-name="ce14">
            <text:p>1.998.309</text:p>
          </table:table-cell>
          <table:table-cell office:value-type="percentage" office:value="1.0191980488282566" table:style-name="ce15">
            <text:p>101,9%</text:p>
          </table:table-cell>
          <table:table-cell office:value-type="float" office:value="912985" table:style-name="ce13">
            <text:p>912.985</text:p>
          </table:table-cell>
          <table:table-cell office:value-type="float" office:value="889281" table:style-name="ce13">
            <text:p>889.281</text:p>
          </table:table-cell>
          <table:table-cell office:value-type="float" office:value="286159" table:style-name="ce13">
            <text:p>286.159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645000" table:style-name="ce7">
            <text:p>64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275679" table:style-name="ce14">
            <text:p>5.275.679</text:p>
          </table:table-cell>
          <table:table-cell office:value-type="float" office:value="5593295" table:style-name="ce14">
            <text:p>5.593.295</text:p>
          </table:table-cell>
          <table:table-cell office:value-type="percentage" office:value="1.0602038145232111" table:style-name="ce15">
            <text:p>106,0%</text:p>
          </table:table-cell>
          <table:table-cell office:value-type="float" office:value="2373391" table:style-name="ce13">
            <text:p>2.373.391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124102" table:style-name="ce13">
            <text:p>1.124.102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73713" table:style-name="ce14">
            <text:p>573.713</text:p>
          </table:table-cell>
          <table:table-cell office:value-type="percentage" office:value="0.96697819839711452" table:style-name="ce15">
            <text:p>96,7%</text:p>
          </table:table-cell>
          <table:table-cell office:value-type="float" office:value="263662" table:style-name="ce13">
            <text:p>263.662</text:p>
          </table:table-cell>
          <table:table-cell office:value-type="float" office:value="257928" table:style-name="ce13">
            <text:p>257.928</text:p>
          </table:table-cell>
          <table:table-cell office:value-type="float" office:value="86794" table:style-name="ce13">
            <text:p>86.794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1970800" table:style-name="ce7">
            <text:p>1.9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946885" table:style-name="ce14">
            <text:p>11.946.885</text:p>
          </table:table-cell>
          <table:table-cell office:value-type="float" office:value="11416348" table:style-name="ce14">
            <text:p>11.416.348</text:p>
          </table:table-cell>
          <table:table-cell office:value-type="percentage" office:value="0.95559202252302589" table:style-name="ce15">
            <text:p>95,6%</text:p>
          </table:table-cell>
          <table:table-cell office:value-type="float" office:value="5466656" table:style-name="ce13">
            <text:p>5.466.656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359511" table:style-name="ce13">
            <text:p>1.359.511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562120" table:style-name="ce14">
            <text:p>2.562.120</text:p>
          </table:table-cell>
          <table:table-cell office:value-type="percentage" office:value="1.0027180134433062" table:style-name="ce15">
            <text:p>100,3%</text:p>
          </table:table-cell>
          <table:table-cell office:value-type="float" office:value="1212875" table:style-name="ce13">
            <text:p>1.212.875</text:p>
          </table:table-cell>
          <table:table-cell office:value-type="float" office:value="1180579" table:style-name="ce13">
            <text:p>1.180.579</text:p>
          </table:table-cell>
          <table:table-cell office:value-type="float" office:value="298282" table:style-name="ce13">
            <text:p>298.282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8000" table:style-name="ce7">
            <text:p>18.000</text:p>
          </table:table-cell>
          <table:table-cell office:value-type="float" office:value="176500" table:style-name="ce7">
            <text:p>17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59375" table:style-name="ce14">
            <text:p>1.159.375</text:p>
          </table:table-cell>
          <table:table-cell office:value-type="float" office:value="1176431" table:style-name="ce14">
            <text:p>1.176.431</text:p>
          </table:table-cell>
          <table:table-cell office:value-type="percentage" office:value="1.0147113746630727" table:style-name="ce15">
            <text:p>101,5%</text:p>
          </table:table-cell>
          <table:table-cell office:value-type="float" office:value="540956" table:style-name="ce13">
            <text:p>540.956</text:p>
          </table:table-cell>
          <table:table-cell office:value-type="float" office:value="526341" table:style-name="ce13">
            <text:p>526.341</text:p>
          </table:table-cell>
          <table:table-cell office:value-type="float" office:value="176905" table:style-name="ce13">
            <text:p>176.905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642900" table:style-name="ce7">
            <text:p>6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91320" table:style-name="ce14">
            <text:p>4.091.320</text:p>
          </table:table-cell>
          <table:table-cell office:value-type="float" office:value="4009115" table:style-name="ce14">
            <text:p>4.009.115</text:p>
          </table:table-cell>
          <table:table-cell office:value-type="percentage" office:value="0.97990746262819828" table:style-name="ce15">
            <text:p>98,0%</text:p>
          </table:table-cell>
          <table:table-cell office:value-type="float" office:value="1851302" table:style-name="ce13">
            <text:p>1.851.302</text:p>
          </table:table-cell>
          <table:table-cell office:value-type="float" office:value="1796686" table:style-name="ce13">
            <text:p>1.796.686</text:p>
          </table:table-cell>
          <table:table-cell office:value-type="float" office:value="598589" table:style-name="ce13">
            <text:p>598.589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29767" table:style-name="ce14">
            <text:p>129.767</text:p>
          </table:table-cell>
          <table:table-cell office:value-type="percentage" office:value="0.87547309833024123" table:style-name="ce15">
            <text:p>87,5%</text:p>
          </table:table-cell>
          <table:table-cell office:value-type="float" office:value="64770" table:style-name="ce13">
            <text:p>64.770</text:p>
          </table:table-cell>
          <table:table-cell office:value-type="float" office:value="60970" table:style-name="ce13">
            <text:p>60.970</text:p>
          </table:table-cell>
          <table:table-cell office:value-type="float" office:value="12073" table:style-name="ce13">
            <text:p>12.073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2942" table:style-name="ce14">
            <text:p>122.942</text:p>
          </table:table-cell>
          <table:table-cell office:value-type="percentage" office:value="0.8357715839564922" table:style-name="ce15">
            <text:p>83,6%</text:p>
          </table:table-cell>
          <table:table-cell office:value-type="float" office:value="62304" table:style-name="ce13">
            <text:p>62.304</text:p>
          </table:table-cell>
          <table:table-cell office:value-type="float" office:value="58107" table:style-name="ce13">
            <text:p>58.107</text:p>
          </table:table-cell>
          <table:table-cell office:value-type="float" office:value="13026" table:style-name="ce13">
            <text:p>13.026</text:p>
          </table:table-cell>
          <table:table-cell office:value-type="date" office:date-value="2021-12-17T00:00:00" table:style-name="ce17">
            <text:p>1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8956" table:style-name="ce14">
            <text:p>208.956</text:p>
          </table:table-cell>
          <table:table-cell office:value-type="percentage" office:value="0.98453622819664721" table:style-name="ce15">
            <text:p>98,5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31356" table:style-name="ce13">
            <text:p>31.356</text:p>
          </table:table-cell>
          <table:table-cell office:value-type="date" office:date-value="2021-12-17T00:00:00" table:style-name="ce17">
            <text:p>1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830" table:style-name="ce7">
            <text:p>5.83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10270" table:style-name="ce14">
            <text:p>10.270</text:p>
          </table:table-cell>
          <table:table-cell office:value-type="float" office:value="7990" table:style-name="ce14">
            <text:p>7.990</text:p>
          </table:table-cell>
          <table:table-cell office:value-type="percentage" office:value="0.77799415774099323" table:style-name="ce15">
            <text:p>77,8%</text:p>
          </table:table-cell>
          <table:table-cell office:value-type="float" office:value="6139" table:style-name="ce13">
            <text:p>6.139</text:p>
          </table:table-cell>
          <table:table-cell office:value-type="float" office:value="5791" table:style-name="ce13">
            <text:p>5.791</text:p>
          </table:table-cell>
          <table:table-cell office:value-type="float" office:value="13" table:style-name="ce13">
            <text:p>13</text:p>
          </table:table-cell>
          <table:table-cell office:value-type="date" office:date-value="2021-12-17T00:00:00" table:style-name="ce17">
            <text:p>1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68299" table:style-name="ce19">
            <text:p>59.068.299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3739560" table:style-name="ce20">
            <text:p>13.739.56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55" table:style-name="ce22">
            <text:p>2.150.655</text:p>
          </table:table-cell>
          <table:table-cell office:value-type="float" office:value="85383634" table:style-name="ce23">
            <text:p>85.383.634</text:p>
          </table:table-cell>
          <table:table-cell office:value-type="float" office:value="83502561" table:style-name="ce23">
            <text:p>83.502.561</text:p>
          </table:table-cell>
          <table:table-cell office:value-type="percentage" office:value="0.97796916209961271" table:style-name="ce24">
            <text:p>97,8%</text:p>
          </table:table-cell>
          <table:table-cell office:value-type="float" office:value="39010695" table:style-name="ce23">
            <text:p>39.010.695</text:p>
          </table:table-cell>
          <table:table-cell office:value-type="float" office:value="37791863" table:style-name="ce23">
            <text:p>37.791.863</text:p>
          </table:table-cell>
          <table:table-cell office:value-type="float" office:value="11071984" table:style-name="ce23">
            <text:p>11.071.98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34664" table:style-name="ce31">
            <text:p>6.934.664</text:p>
          </table:table-cell>
          <table:table-cell office:value-type="percentage" office:value="0.93058068498619495" table:style-name="ce32">
            <text:p>93,1%</text:p>
          </table:table-cell>
          <table:table-cell office:value-type="float" office:value="6820453" table:style-name="ce31">
            <text:p>6.820.453</text:p>
          </table:table-cell>
          <table:table-cell office:value-type="percentage" office:value="0.91525441242086825" table:style-name="ce32">
            <text:p>91,5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1738" table:style-name="ce31">
            <text:p>1.081.738</text:p>
          </table:table-cell>
          <table:table-cell office:value-type="percentage" office:value="0.91275585714358043" table:style-name="ce32">
            <text:p>91,3%</text:p>
          </table:table-cell>
          <table:table-cell office:value-type="float" office:value="1059491" table:style-name="ce31">
            <text:p>1.059.491</text:p>
          </table:table-cell>
          <table:table-cell office:value-type="percentage" office:value="0.89398414019005445" table:style-name="ce32">
            <text:p>89,4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6907" table:style-name="ce31">
            <text:p>876.907</text:p>
          </table:table-cell>
          <table:table-cell office:value-type="percentage" office:value="0.93894597757640585" table:style-name="ce32">
            <text:p>93,9%</text:p>
          </table:table-cell>
          <table:table-cell office:value-type="float" office:value="868232" table:style-name="ce31">
            <text:p>868.232</text:p>
          </table:table-cell>
          <table:table-cell office:value-type="percentage" office:value="0.9296572430179233" table:style-name="ce32">
            <text:p>93,0%</text:p>
          </table:table-cell>
          <table:table-cell office:value-type="date" office:date-value="2021-12-16T00:00:00" table:style-name="ce33">
            <text:p>1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0361" table:style-name="ce31">
            <text:p>880.361</text:p>
          </table:table-cell>
          <table:table-cell office:value-type="percentage" office:value="0.85069965512476486" table:style-name="ce32">
            <text:p>85,1%</text:p>
          </table:table-cell>
          <table:table-cell office:value-type="float" office:value="859586" table:style-name="ce31">
            <text:p>859.586</text:p>
          </table:table-cell>
          <table:table-cell office:value-type="percentage" office:value="0.83062461166507384" table:style-name="ce32">
            <text:p>83,1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6149" table:style-name="ce31">
            <text:p>1.706.149</text:p>
          </table:table-cell>
          <table:table-cell office:value-type="percentage" office:value="0.87014056693938213" table:style-name="ce32">
            <text:p>87,0%</text:p>
          </table:table-cell>
          <table:table-cell office:value-type="float" office:value="1658359" table:style-name="ce31">
            <text:p>1.658.359</text:p>
          </table:table-cell>
          <table:table-cell office:value-type="percentage" office:value="0.84576753873725374" table:style-name="ce32">
            <text:p>84,6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8682" table:style-name="ce31">
            <text:p>488.682</text:p>
          </table:table-cell>
          <table:table-cell office:value-type="percentage" office:value="0.93237326067918658" table:style-name="ce32">
            <text:p>93,2%</text:p>
          </table:table-cell>
          <table:table-cell office:value-type="float" office:value="481532" table:style-name="ce31">
            <text:p>481.532</text:p>
          </table:table-cell>
          <table:table-cell office:value-type="percentage" office:value="0.91873152880885744" table:style-name="ce32">
            <text:p>91,9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6349" table:style-name="ce31">
            <text:p>2.026.349</text:p>
          </table:table-cell>
          <table:table-cell office:value-type="percentage" office:value="0.93111830288114483" table:style-name="ce32">
            <text:p>93,1%</text:p>
          </table:table-cell>
          <table:table-cell office:value-type="float" office:value="1988579" table:style-name="ce31">
            <text:p>1.988.579</text:p>
          </table:table-cell>
          <table:table-cell office:value-type="percentage" office:value="0.91376278401454247" table:style-name="ce32">
            <text:p>91,4%</text:p>
          </table:table-cell>
          <table:table-cell office:value-type="date" office:date-value="2021-12-18T00:00:00" table:style-name="ce33">
            <text:p>1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2645" table:style-name="ce31">
            <text:p>1.642.645</text:p>
          </table:table-cell>
          <table:table-cell office:value-type="percentage" office:value="0.90814878946297628" table:style-name="ce32">
            <text:p>90,8%</text:p>
          </table:table-cell>
          <table:table-cell office:value-type="float" office:value="1577827" table:style-name="ce31">
            <text:p>1.577.827</text:p>
          </table:table-cell>
          <table:table-cell office:value-type="percentage" office:value="0.87231366487098516" table:style-name="ce32">
            <text:p>87,2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40735" table:style-name="ce31">
            <text:p>6.140.735</text:p>
          </table:table-cell>
          <table:table-cell office:value-type="percentage" office:value="0.89406131885923279" table:style-name="ce32">
            <text:p>89,4%</text:p>
          </table:table-cell>
          <table:table-cell office:value-type="float" office:value="5961124" table:style-name="ce31">
            <text:p>5.961.124</text:p>
          </table:table-cell>
          <table:table-cell office:value-type="percentage" office:value="0.86791082587400781" table:style-name="ce32">
            <text:p>86,8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26029" table:style-name="ce31">
            <text:p>4.126.029</text:p>
          </table:table-cell>
          <table:table-cell office:value-type="percentage" office:value="0.91925291063146619" table:style-name="ce32">
            <text:p>91,9%</text:p>
          </table:table-cell>
          <table:table-cell office:value-type="float" office:value="4051811" table:style-name="ce31">
            <text:p>4.051.811</text:p>
          </table:table-cell>
          <table:table-cell office:value-type="percentage" office:value="0.90271761421904484" table:style-name="ce32">
            <text:p>90,3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3735" table:style-name="ce31">
            <text:p>903.735</text:p>
          </table:table-cell>
          <table:table-cell office:value-type="percentage" office:value="0.94787070357034597" table:style-name="ce32">
            <text:p>94,8%</text:p>
          </table:table-cell>
          <table:table-cell office:value-type="float" office:value="889281" table:style-name="ce31">
            <text:p>889.281</text:p>
          </table:table-cell>
          <table:table-cell office:value-type="percentage" office:value="0.93271081361432373" table:style-name="ce32">
            <text:p>93,3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3662" table:style-name="ce31">
            <text:p>263.662</text:p>
          </table:table-cell>
          <table:table-cell office:value-type="percentage" office:value="0.92848540338768182" table:style-name="ce32">
            <text:p>92,8%</text:p>
          </table:table-cell>
          <table:table-cell office:value-type="float" office:value="257928" table:style-name="ce31">
            <text:p>257.928</text:p>
          </table:table-cell>
          <table:table-cell office:value-type="percentage" office:value="0.90829312955593899" table:style-name="ce32">
            <text:p>90,8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2875" table:style-name="ce31">
            <text:p>1.212.875</text:p>
          </table:table-cell>
          <table:table-cell office:value-type="percentage" office:value="0.92576196229859931" table:style-name="ce32">
            <text:p>92,6%</text:p>
          </table:table-cell>
          <table:table-cell office:value-type="float" office:value="1180579" table:style-name="ce31">
            <text:p>1.180.579</text:p>
          </table:table-cell>
          <table:table-cell office:value-type="percentage" office:value="0.901111105174497" table:style-name="ce32">
            <text:p>90,1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4923" table:style-name="ce31">
            <text:p>534.923</text:p>
          </table:table-cell>
          <table:table-cell office:value-type="percentage" office:value="0.92013299985894992" table:style-name="ce32">
            <text:p>92,0%</text:p>
          </table:table-cell>
          <table:table-cell office:value-type="float" office:value="526341" table:style-name="ce31">
            <text:p>526.341</text:p>
          </table:table-cell>
          <table:table-cell office:value-type="percentage" office:value="0.90537090997911773" table:style-name="ce32">
            <text:p>90,5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6360" table:style-name="ce31">
            <text:p>1.836.360</text:p>
          </table:table-cell>
          <table:table-cell office:value-type="percentage" office:value="0.92561127008185218" table:style-name="ce32">
            <text:p>92,6%</text:p>
          </table:table-cell>
          <table:table-cell office:value-type="float" office:value="1796686" table:style-name="ce31">
            <text:p>1.796.686</text:p>
          </table:table-cell>
          <table:table-cell office:value-type="percentage" office:value="0.90561371974900484" table:style-name="ce32">
            <text:p>90,6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700" table:style-name="ce31">
            <text:p>63.700</text:p>
          </table:table-cell>
          <table:table-cell office:value-type="percentage" office:value="0.89762559007961673" table:style-name="ce32">
            <text:p>89,8%</text:p>
          </table:table-cell>
          <table:table-cell office:value-type="float" office:value="60970" table:style-name="ce31">
            <text:p>60.970</text:p>
          </table:table-cell>
          <table:table-cell office:value-type="percentage" office:value="0.85915592193334744" table:style-name="ce32">
            <text:p>85,9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863" table:style-name="ce31">
            <text:p>60.863</text:p>
          </table:table-cell>
          <table:table-cell office:value-type="percentage" office:value="0.85810763179043237" table:style-name="ce32">
            <text:p>85,8%</text:p>
          </table:table-cell>
          <table:table-cell office:value-type="float" office:value="58107" table:style-name="ce31">
            <text:p>58.107</text:p>
          </table:table-cell>
          <table:table-cell office:value-type="percentage" office:value="0.81925077896992682" table:style-name="ce32">
            <text:p>81,9%</text:p>
          </table:table-cell>
          <table:table-cell office:value-type="date" office:date-value="2021-12-17T00:00:00" table:style-name="ce33">
            <text:p>1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2-17T00:00:00" table:style-name="ce33">
            <text:p>1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6139" table:style-name="ce31">
            <text:p>6.139</text:p>
          </table:table-cell>
          <table:table-cell office:value-type="string" table:style-name="ce32">
            <text:p>-</text:p>
          </table:table-cell>
          <table:table-cell office:value-type="float" office:value="5791" table:style-name="ce31">
            <text:p>5.791</text:p>
          </table:table-cell>
          <table:table-cell office:value-type="string" table:style-name="ce32">
            <text:p>-</text:p>
          </table:table-cell>
          <table:table-cell office:value-type="date" office:date-value="2021-12-17T00:00:00" table:style-name="ce33">
            <text:p>1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637216" table:style-name="ce34">
            <text:p>38.637.216</text:p>
          </table:table-cell>
          <table:table-cell office:value-type="percentage" office:value="0.91731658821865536" table:style-name="ce24">
            <text:p>91,7%</text:p>
          </table:table-cell>
          <table:table-cell office:value-type="float" office:value="37791863" table:style-name="ce34">
            <text:p>37.791.863</text:p>
          </table:table-cell>
          <table:table-cell office:value-type="percentage" office:value="0.89724639657233163" table:style-name="ce24">
            <text:p>89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643" table:style-name="ce43">
            <text:p>434.643</text:p>
          </table:table-cell>
          <table:table-cell office:value-type="percentage" office:value="1" table:style-name="ce44">
            <text:p>100,0%</text:p>
          </table:table-cell>
          <table:table-cell office:value-type="float" office:value="655200" table:style-name="ce43">
            <text:p>655.200</text:p>
          </table:table-cell>
          <table:table-cell office:value-type="percentage" office:value="1" table:style-name="ce44">
            <text:p>100,0%</text:p>
          </table:table-cell>
          <table:table-cell office:value-type="float" office:value="933652" table:style-name="ce43">
            <text:p>933.652</text:p>
          </table:table-cell>
          <table:table-cell office:value-type="percentage" office:value="1" table:style-name="ce44">
            <text:p>100,0%</text:p>
          </table:table-cell>
          <table:table-cell office:value-type="float" office:value="1222587" table:style-name="ce43">
            <text:p>1.222.587</text:p>
          </table:table-cell>
          <table:table-cell office:value-type="percentage" office:value="0.96645589282707556" table:style-name="ce44">
            <text:p>96,6%</text:p>
          </table:table-cell>
          <table:table-cell office:value-type="float" office:value="1263686" table:style-name="ce43">
            <text:p>1.263.686</text:p>
          </table:table-cell>
          <table:table-cell office:value-type="percentage" office:value="0.9123335696556385" table:style-name="ce44">
            <text:p>91,2%</text:p>
          </table:table-cell>
          <table:table-cell office:value-type="float" office:value="948069" table:style-name="ce43">
            <text:p>948.069</text:p>
          </table:table-cell>
          <table:table-cell office:value-type="percentage" office:value="0.8314812005083243" table:style-name="ce44">
            <text:p>83,1%</text:p>
          </table:table-cell>
          <table:table-cell office:value-type="float" office:value="787035" table:style-name="ce43">
            <text:p>787.035</text:p>
          </table:table-cell>
          <table:table-cell office:value-type="percentage" office:value="0.84748436477033873" table:style-name="ce44">
            <text:p>84,7%</text:p>
          </table:table-cell>
          <table:table-cell office:value-type="float" office:value="689792" table:style-name="ce43">
            <text:p>689.792</text:p>
          </table:table-cell>
          <table:table-cell office:value-type="percentage" office:value="0.91617158560087764" table:style-name="ce44">
            <text:p>91,6%</text:p>
          </table:table-cell>
          <table:table-cell office:value-type="float" office:value="6934664" table:style-name="ce43">
            <text:p>6.934.66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058068498619495" table:style-name="ce44">
            <text:p>93,1%</text:p>
          </table:table-cell>
          <table:table-cell office:value-type="percentage" office:value="0.81927307168803598" table:style-name="ce44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30" table:style-name="ce46">
            <text:p>101.530</text:p>
          </table:table-cell>
          <table:table-cell office:value-type="percentage" office:value="1" table:style-name="ce47">
            <text:p>100,0%</text:p>
          </table:table-cell>
          <table:table-cell office:value-type="float" office:value="119601" table:style-name="ce46">
            <text:p>119.601</text:p>
          </table:table-cell>
          <table:table-cell office:value-type="percentage" office:value="1" table:style-name="ce47">
            <text:p>100,0%</text:p>
          </table:table-cell>
          <table:table-cell office:value-type="float" office:value="155360" table:style-name="ce46">
            <text:p>155.360</text:p>
          </table:table-cell>
          <table:table-cell office:value-type="percentage" office:value="0.99356002225533524" table:style-name="ce47">
            <text:p>99,4%</text:p>
          </table:table-cell>
          <table:table-cell office:value-type="float" office:value="187311" table:style-name="ce46">
            <text:p>187.311</text:p>
          </table:table-cell>
          <table:table-cell office:value-type="percentage" office:value="0.94474594736364281" table:style-name="ce47">
            <text:p>94,5%</text:p>
          </table:table-cell>
          <table:table-cell office:value-type="float" office:value="190298" table:style-name="ce46">
            <text:p>190.298</text:p>
          </table:table-cell>
          <table:table-cell office:value-type="percentage" office:value="0.8853416952401334" table:style-name="ce47">
            <text:p>88,5%</text:p>
          </table:table-cell>
          <table:table-cell office:value-type="float" office:value="129170" table:style-name="ce46">
            <text:p>129.170</text:p>
          </table:table-cell>
          <table:table-cell office:value-type="percentage" office:value="0.78625080652033652" table:style-name="ce47">
            <text:p>78,6%</text:p>
          </table:table-cell>
          <table:table-cell office:value-type="float" office:value="107707" table:style-name="ce46">
            <text:p>107.707</text:p>
          </table:table-cell>
          <table:table-cell office:value-type="percentage" office:value="0.82596759227306538" table:style-name="ce47">
            <text:p>82,6%</text:p>
          </table:table-cell>
          <table:table-cell office:value-type="float" office:value="90761" table:style-name="ce46">
            <text:p>90.761</text:p>
          </table:table-cell>
          <table:table-cell office:value-type="percentage" office:value="0.88024323773870372" table:style-name="ce47">
            <text:p>88,0%</text:p>
          </table:table-cell>
          <table:table-cell office:value-type="float" office:value="1081738" table:style-name="ce46">
            <text:p>1.081.73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275585714358043" table:style-name="ce47">
            <text:p>91,3%</text:p>
          </table:table-cell>
          <table:table-cell office:value-type="percentage" office:value="0.81370943537303919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55" table:style-name="ce46">
            <text:p>89.055</text:p>
          </table:table-cell>
          <table:table-cell office:value-type="percentage" office:value="1" table:style-name="ce47">
            <text:p>100,0%</text:p>
          </table:table-cell>
          <table:table-cell office:value-type="float" office:value="114490" table:style-name="ce46">
            <text:p>114.490</text:p>
          </table:table-cell>
          <table:table-cell office:value-type="percentage" office:value="1" table:style-name="ce47">
            <text:p>100,0%</text:p>
          </table:table-cell>
          <table:table-cell office:value-type="float" office:value="148522" table:style-name="ce46">
            <text:p>148.522</text:p>
          </table:table-cell>
          <table:table-cell office:value-type="percentage" office:value="0.99244914869163126" table:style-name="ce47">
            <text:p>99,2%</text:p>
          </table:table-cell>
          <table:table-cell office:value-type="float" office:value="153578" table:style-name="ce46">
            <text:p>153.578</text:p>
          </table:table-cell>
          <table:table-cell office:value-type="percentage" office:value="0.94425282056011561" table:style-name="ce47">
            <text:p>94,4%</text:p>
          </table:table-cell>
          <table:table-cell office:value-type="float" office:value="151288" table:style-name="ce46">
            <text:p>151.288</text:p>
          </table:table-cell>
          <table:table-cell office:value-type="percentage" office:value="0.90595414179037448" table:style-name="ce47">
            <text:p>90,6%</text:p>
          </table:table-cell>
          <table:table-cell office:value-type="float" office:value="91687" table:style-name="ce46">
            <text:p>91.687</text:p>
          </table:table-cell>
          <table:table-cell office:value-type="percentage" office:value="0.80110265528479441" table:style-name="ce47">
            <text:p>80,1%</text:p>
          </table:table-cell>
          <table:table-cell office:value-type="float" office:value="67303" table:style-name="ce46">
            <text:p>67.303</text:p>
          </table:table-cell>
          <table:table-cell office:value-type="percentage" office:value="0.85074136340079132" table:style-name="ce47">
            <text:p>85,1%</text:p>
          </table:table-cell>
          <table:table-cell office:value-type="float" office:value="60984" table:style-name="ce46">
            <text:p>60.984</text:p>
          </table:table-cell>
          <table:table-cell office:value-type="percentage" office:value="0.95287500000000003" table:style-name="ce47">
            <text:p>95,3%</text:p>
          </table:table-cell>
          <table:table-cell office:value-type="float" office:value="876907" table:style-name="ce46">
            <text:p>876.90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894597757640585" table:style-name="ce47">
            <text:p>93,9%</text:p>
          </table:table-cell>
          <table:table-cell office:value-type="percentage" office:value="0.86073888086189021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90" table:style-name="ce46">
            <text:p>51.690</text:p>
          </table:table-cell>
          <table:table-cell office:value-type="percentage" office:value="1" table:style-name="ce47">
            <text:p>100,0%</text:p>
          </table:table-cell>
          <table:table-cell office:value-type="float" office:value="79653" table:style-name="ce46">
            <text:p>79.653</text:p>
          </table:table-cell>
          <table:table-cell office:value-type="percentage" office:value="0.98928163346415621" table:style-name="ce47">
            <text:p>98,9%</text:p>
          </table:table-cell>
          <table:table-cell office:value-type="float" office:value="111467" table:style-name="ce46">
            <text:p>111.467</text:p>
          </table:table-cell>
          <table:table-cell office:value-type="percentage" office:value="0.95083211778454502" table:style-name="ce47">
            <text:p>95,1%</text:p>
          </table:table-cell>
          <table:table-cell office:value-type="float" office:value="152333" table:style-name="ce46">
            <text:p>152.333</text:p>
          </table:table-cell>
          <table:table-cell office:value-type="percentage" office:value="0.91879225800225572" table:style-name="ce47">
            <text:p>91,9%</text:p>
          </table:table-cell>
          <table:table-cell office:value-type="float" office:value="171780" table:style-name="ce46">
            <text:p>171.780</text:p>
          </table:table-cell>
          <table:table-cell office:value-type="percentage" office:value="0.83318782375880329" table:style-name="ce47">
            <text:p>83,3%</text:p>
          </table:table-cell>
          <table:table-cell office:value-type="float" office:value="132550" table:style-name="ce46">
            <text:p>132.550</text:p>
          </table:table-cell>
          <table:table-cell office:value-type="percentage" office:value="0.72754916651572288" table:style-name="ce47">
            <text:p>72,8%</text:p>
          </table:table-cell>
          <table:table-cell office:value-type="float" office:value="102184" table:style-name="ce46">
            <text:p>102.184</text:p>
          </table:table-cell>
          <table:table-cell office:value-type="percentage" office:value="0.74077510837888383" table:style-name="ce47">
            <text:p>74,1%</text:p>
          </table:table-cell>
          <table:table-cell office:value-type="float" office:value="78704" table:style-name="ce46">
            <text:p>78.704</text:p>
          </table:table-cell>
          <table:table-cell office:value-type="percentage" office:value="0.82429828236279845" table:style-name="ce47">
            <text:p>82,4%</text:p>
          </table:table-cell>
          <table:table-cell office:value-type="float" office:value="880361" table:style-name="ce46">
            <text:p>880.36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069965512476486" table:style-name="ce47">
            <text:p>85,1%</text:p>
          </table:table-cell>
          <table:table-cell office:value-type="percentage" office:value="0.75145427867351011" table:style-name="ce47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933" table:style-name="ce46">
            <text:p>93.933</text:p>
          </table:table-cell>
          <table:table-cell office:value-type="percentage" office:value="1" table:style-name="ce47">
            <text:p>100,0%</text:p>
          </table:table-cell>
          <table:table-cell office:value-type="float" office:value="153932" table:style-name="ce46">
            <text:p>153.932</text:p>
          </table:table-cell>
          <table:table-cell office:value-type="percentage" office:value="0.99612375510415385" table:style-name="ce47">
            <text:p>99,6%</text:p>
          </table:table-cell>
          <table:table-cell office:value-type="float" office:value="226897" table:style-name="ce46">
            <text:p>226.897</text:p>
          </table:table-cell>
          <table:table-cell office:value-type="percentage" office:value="0.96514130638218232" table:style-name="ce47">
            <text:p>96,5%</text:p>
          </table:table-cell>
          <table:table-cell office:value-type="float" office:value="322926" table:style-name="ce46">
            <text:p>322.926</text:p>
          </table:table-cell>
          <table:table-cell office:value-type="percentage" office:value="0.92129798694481213" table:style-name="ce47">
            <text:p>92,1%</text:p>
          </table:table-cell>
          <table:table-cell office:value-type="float" office:value="321257" table:style-name="ce46">
            <text:p>321.257</text:p>
          </table:table-cell>
          <table:table-cell office:value-type="percentage" office:value="0.82814417256988482" table:style-name="ce47">
            <text:p>82,8%</text:p>
          </table:table-cell>
          <table:table-cell office:value-type="float" office:value="234256" table:style-name="ce46">
            <text:p>234.256</text:p>
          </table:table-cell>
          <table:table-cell office:value-type="percentage" office:value="0.75339461107501915" table:style-name="ce47">
            <text:p>75,3%</text:p>
          </table:table-cell>
          <table:table-cell office:value-type="float" office:value="193694" table:style-name="ce46">
            <text:p>193.694</text:p>
          </table:table-cell>
          <table:table-cell office:value-type="percentage" office:value="0.7693963805074916" table:style-name="ce47">
            <text:p>76,9%</text:p>
          </table:table-cell>
          <table:table-cell office:value-type="float" office:value="159254" table:style-name="ce46">
            <text:p>159.254</text:p>
          </table:table-cell>
          <table:table-cell office:value-type="percentage" office:value="0.88574336612957949" table:style-name="ce47">
            <text:p>88,6%</text:p>
          </table:table-cell>
          <table:table-cell office:value-type="float" office:value="1706149" table:style-name="ce46">
            <text:p>1.706.149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014056693938213" table:style-name="ce47">
            <text:p>87,0%</text:p>
          </table:table-cell>
          <table:table-cell office:value-type="percentage" office:value="0.78409312337772152" table:style-name="ce47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96" table:style-name="ce46">
            <text:p>42.496</text:p>
          </table:table-cell>
          <table:table-cell office:value-type="percentage" office:value="1" table:style-name="ce47">
            <text:p>100,0%</text:p>
          </table:table-cell>
          <table:table-cell office:value-type="float" office:value="56100" table:style-name="ce46">
            <text:p>56.100</text:p>
          </table:table-cell>
          <table:table-cell office:value-type="percentage" office:value="1" table:style-name="ce47">
            <text:p>100,0%</text:p>
          </table:table-cell>
          <table:table-cell office:value-type="float" office:value="76995" table:style-name="ce46">
            <text:p>76.995</text:p>
          </table:table-cell>
          <table:table-cell office:value-type="percentage" office:value="0.99547482060895986" table:style-name="ce47">
            <text:p>99,5%</text:p>
          </table:table-cell>
          <table:table-cell office:value-type="float" office:value="84806" table:style-name="ce46">
            <text:p>84.806</text:p>
          </table:table-cell>
          <table:table-cell office:value-type="percentage" office:value="0.94266595527099728" table:style-name="ce47">
            <text:p>94,3%</text:p>
          </table:table-cell>
          <table:table-cell office:value-type="float" office:value="88840" table:style-name="ce46">
            <text:p>88.840</text:p>
          </table:table-cell>
          <table:table-cell office:value-type="percentage" office:value="0.90867248309791449" table:style-name="ce47">
            <text:p>90,9%</text:p>
          </table:table-cell>
          <table:table-cell office:value-type="float" office:value="55913" table:style-name="ce46">
            <text:p>55.913</text:p>
          </table:table-cell>
          <table:table-cell office:value-type="percentage" office:value="0.79339605238885813" table:style-name="ce47">
            <text:p>79,3%</text:p>
          </table:table-cell>
          <table:table-cell office:value-type="float" office:value="42467" table:style-name="ce46">
            <text:p>42.467</text:p>
          </table:table-cell>
          <table:table-cell office:value-type="percentage" office:value="0.8408474408474409" table:style-name="ce47">
            <text:p>84,1%</text:p>
          </table:table-cell>
          <table:table-cell office:value-type="float" office:value="41065" table:style-name="ce46">
            <text:p>41.065</text:p>
          </table:table-cell>
          <table:table-cell office:value-type="percentage" office:value="0.93408093169255968" table:style-name="ce47">
            <text:p>93,4%</text:p>
          </table:table-cell>
          <table:table-cell office:value-type="float" office:value="488682" table:style-name="ce46">
            <text:p>488.68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237326067918658" table:style-name="ce47">
            <text:p>93,2%</text:p>
          </table:table-cell>
          <table:table-cell office:value-type="percentage" office:value="0.83835616438356164" table:style-name="ce47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26" table:style-name="ce46">
            <text:p>229.826</text:p>
          </table:table-cell>
          <table:table-cell office:value-type="percentage" office:value="1" table:style-name="ce47">
            <text:p>100,0%</text:p>
          </table:table-cell>
          <table:table-cell office:value-type="float" office:value="252065" table:style-name="ce46">
            <text:p>252.065</text:p>
          </table:table-cell>
          <table:table-cell office:value-type="percentage" office:value="1" table:style-name="ce47">
            <text:p>100,0%</text:p>
          </table:table-cell>
          <table:table-cell office:value-type="float" office:value="323615" table:style-name="ce46">
            <text:p>323.615</text:p>
          </table:table-cell>
          <table:table-cell office:value-type="percentage" office:value="1" table:style-name="ce47">
            <text:p>100,0%</text:p>
          </table:table-cell>
          <table:table-cell office:value-type="float" office:value="355070" table:style-name="ce46">
            <text:p>355.070</text:p>
          </table:table-cell>
          <table:table-cell office:value-type="percentage" office:value="0.93151439627467703" table:style-name="ce47">
            <text:p>93,2%</text:p>
          </table:table-cell>
          <table:table-cell office:value-type="float" office:value="323366" table:style-name="ce46">
            <text:p>323.366</text:p>
          </table:table-cell>
          <table:table-cell office:value-type="percentage" office:value="0.89006757407687753" table:style-name="ce47">
            <text:p>89,0%</text:p>
          </table:table-cell>
          <table:table-cell office:value-type="float" office:value="216033" table:style-name="ce46">
            <text:p>216.033</text:p>
          </table:table-cell>
          <table:table-cell office:value-type="percentage" office:value="0.80674650743325749" table:style-name="ce47">
            <text:p>80,7%</text:p>
          </table:table-cell>
          <table:table-cell office:value-type="float" office:value="177493" table:style-name="ce46">
            <text:p>177.493</text:p>
          </table:table-cell>
          <table:table-cell office:value-type="percentage" office:value="0.84117513246068831" table:style-name="ce47">
            <text:p>84,1%</text:p>
          </table:table-cell>
          <table:table-cell office:value-type="float" office:value="148881" table:style-name="ce46">
            <text:p>148.881</text:p>
          </table:table-cell>
          <table:table-cell office:value-type="percentage" office:value="0.90044271872845372" table:style-name="ce47">
            <text:p>90,0%</text:p>
          </table:table-cell>
          <table:table-cell office:value-type="float" office:value="2026349" table:style-name="ce46">
            <text:p>2.026.34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111830288114483" table:style-name="ce47">
            <text:p>93,1%</text:p>
          </table:table-cell>
          <table:table-cell office:value-type="percentage" office:value="0.84610370793488543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04" table:style-name="ce46">
            <text:p>139.204</text:p>
          </table:table-cell>
          <table:table-cell office:value-type="percentage" office:value="1" table:style-name="ce47">
            <text:p>100,0%</text:p>
          </table:table-cell>
          <table:table-cell office:value-type="float" office:value="159587" table:style-name="ce46">
            <text:p>159.587</text:p>
          </table:table-cell>
          <table:table-cell office:value-type="percentage" office:value="1" table:style-name="ce47">
            <text:p>100,0%</text:p>
          </table:table-cell>
          <table:table-cell office:value-type="float" office:value="224884" table:style-name="ce46">
            <text:p>224.884</text:p>
          </table:table-cell>
          <table:table-cell office:value-type="percentage" office:value="1" table:style-name="ce47">
            <text:p>100,0%</text:p>
          </table:table-cell>
          <table:table-cell office:value-type="float" office:value="288322" table:style-name="ce46">
            <text:p>288.322</text:p>
          </table:table-cell>
          <table:table-cell office:value-type="percentage" office:value="0.9376996077768166" table:style-name="ce47">
            <text:p>93,8%</text:p>
          </table:table-cell>
          <table:table-cell office:value-type="float" office:value="289839" table:style-name="ce46">
            <text:p>289.839</text:p>
          </table:table-cell>
          <table:table-cell office:value-type="percentage" office:value="0.87669272999500913" table:style-name="ce47">
            <text:p>87,7%</text:p>
          </table:table-cell>
          <table:table-cell office:value-type="float" office:value="209338" table:style-name="ce46">
            <text:p>209.338</text:p>
          </table:table-cell>
          <table:table-cell office:value-type="percentage" office:value="0.78727797187675108" table:style-name="ce47">
            <text:p>78,7%</text:p>
          </table:table-cell>
          <table:table-cell office:value-type="float" office:value="177290" table:style-name="ce46">
            <text:p>177.290</text:p>
          </table:table-cell>
          <table:table-cell office:value-type="percentage" office:value="0.81292499850978273" table:style-name="ce47">
            <text:p>81,3%</text:p>
          </table:table-cell>
          <table:table-cell office:value-type="float" office:value="154181" table:style-name="ce46">
            <text:p>154.181</text:p>
          </table:table-cell>
          <table:table-cell office:value-type="percentage" office:value="0.88624031453337315" table:style-name="ce47">
            <text:p>88,6%</text:p>
          </table:table-cell>
          <table:table-cell office:value-type="float" office:value="1642645" table:style-name="ce46">
            <text:p>1.642.64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814878946297628" table:style-name="ce47">
            <text:p>90,8%</text:p>
          </table:table-cell>
          <table:table-cell office:value-type="percentage" office:value="0.80316259220886155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124" table:style-name="ce46">
            <text:p>460.124</text:p>
          </table:table-cell>
          <table:table-cell office:value-type="percentage" office:value="1" table:style-name="ce47">
            <text:p>100,0%</text:p>
          </table:table-cell>
          <table:table-cell office:value-type="float" office:value="620619" table:style-name="ce46">
            <text:p>620.619</text:p>
          </table:table-cell>
          <table:table-cell office:value-type="percentage" office:value="0.97690353412289155" table:style-name="ce47">
            <text:p>97,7%</text:p>
          </table:table-cell>
          <table:table-cell office:value-type="float" office:value="806292" table:style-name="ce46">
            <text:p>806.292</text:p>
          </table:table-cell>
          <table:table-cell office:value-type="percentage" office:value="0.9626401650461327" table:style-name="ce47">
            <text:p>96,3%</text:p>
          </table:table-cell>
          <table:table-cell office:value-type="float" office:value="1038222" table:style-name="ce46">
            <text:p>1.038.222</text:p>
          </table:table-cell>
          <table:table-cell office:value-type="percentage" office:value="0.95094432944366081" table:style-name="ce47">
            <text:p>95,1%</text:p>
          </table:table-cell>
          <table:table-cell office:value-type="float" office:value="1154146" table:style-name="ce46">
            <text:p>1.154.146</text:p>
          </table:table-cell>
          <table:table-cell office:value-type="percentage" office:value="0.87650777859206919" table:style-name="ce47">
            <text:p>87,7%</text:p>
          </table:table-cell>
          <table:table-cell office:value-type="float" office:value="815603" table:style-name="ce46">
            <text:p>815.603</text:p>
          </table:table-cell>
          <table:table-cell office:value-type="percentage" office:value="0.7807413377852146" table:style-name="ce47">
            <text:p>78,1%</text:p>
          </table:table-cell>
          <table:table-cell office:value-type="float" office:value="680629" table:style-name="ce46">
            <text:p>680.629</text:p>
          </table:table-cell>
          <table:table-cell office:value-type="percentage" office:value="0.81130123311102764" table:style-name="ce47">
            <text:p>81,1%</text:p>
          </table:table-cell>
          <table:table-cell office:value-type="float" office:value="565100" table:style-name="ce46">
            <text:p>565.100</text:p>
          </table:table-cell>
          <table:table-cell office:value-type="percentage" office:value="0.86121499742443219" table:style-name="ce47">
            <text:p>86,1%</text:p>
          </table:table-cell>
          <table:table-cell office:value-type="float" office:value="6140735" table:style-name="ce46">
            <text:p>6.140.73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406131885923279" table:style-name="ce47">
            <text:p>89,4%</text:p>
          </table:table-cell>
          <table:table-cell office:value-type="percentage" office:value="0.78924896526293564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45" table:style-name="ce46">
            <text:p>297.345</text:p>
          </table:table-cell>
          <table:table-cell office:value-type="percentage" office:value="1" table:style-name="ce47">
            <text:p>100,0%</text:p>
          </table:table-cell>
          <table:table-cell office:value-type="float" office:value="435293" table:style-name="ce46">
            <text:p>435.293</text:p>
          </table:table-cell>
          <table:table-cell office:value-type="percentage" office:value="0.99413285464370049" table:style-name="ce47">
            <text:p>99,4%</text:p>
          </table:table-cell>
          <table:table-cell office:value-type="float" office:value="572460" table:style-name="ce46">
            <text:p>572.460</text:p>
          </table:table-cell>
          <table:table-cell office:value-type="percentage" office:value="0.98576269785510595" table:style-name="ce47">
            <text:p>98,6%</text:p>
          </table:table-cell>
          <table:table-cell office:value-type="float" office:value="718628" table:style-name="ce46">
            <text:p>718.628</text:p>
          </table:table-cell>
          <table:table-cell office:value-type="percentage" office:value="0.9551980902099334" table:style-name="ce47">
            <text:p>95,5%</text:p>
          </table:table-cell>
          <table:table-cell office:value-type="float" office:value="760361" table:style-name="ce46">
            <text:p>760.361</text:p>
          </table:table-cell>
          <table:table-cell office:value-type="percentage" office:value="0.89287425374711715" table:style-name="ce47">
            <text:p>89,3%</text:p>
          </table:table-cell>
          <table:table-cell office:value-type="float" office:value="521785" table:style-name="ce46">
            <text:p>521.785</text:p>
          </table:table-cell>
          <table:table-cell office:value-type="percentage" office:value="0.8042817132402017" table:style-name="ce47">
            <text:p>80,4%</text:p>
          </table:table-cell>
          <table:table-cell office:value-type="float" office:value="438005" table:style-name="ce46">
            <text:p>438.005</text:p>
          </table:table-cell>
          <table:table-cell office:value-type="percentage" office:value="0.84863967325808043" table:style-name="ce47">
            <text:p>84,9%</text:p>
          </table:table-cell>
          <table:table-cell office:value-type="float" office:value="382152" table:style-name="ce46">
            <text:p>382.152</text:p>
          </table:table-cell>
          <table:table-cell office:value-type="percentage" office:value="0.90017454555733267" table:style-name="ce47">
            <text:p>90,0%</text:p>
          </table:table-cell>
          <table:table-cell office:value-type="float" office:value="4126029" table:style-name="ce46">
            <text:p>4.126.029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925291063146619" table:style-name="ce47">
            <text:p>91,9%</text:p>
          </table:table-cell>
          <table:table-cell office:value-type="percentage" office:value="0.81584753921666131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44" table:style-name="ce46">
            <text:p>78.344</text:p>
          </table:table-cell>
          <table:table-cell office:value-type="percentage" office:value="1" table:style-name="ce47">
            <text:p>100,0%</text:p>
          </table:table-cell>
          <table:table-cell office:value-type="float" office:value="96054" table:style-name="ce46">
            <text:p>96.054</text:p>
          </table:table-cell>
          <table:table-cell office:value-type="percentage" office:value="1" table:style-name="ce47">
            <text:p>100,0%</text:p>
          </table:table-cell>
          <table:table-cell office:value-type="float" office:value="133161" table:style-name="ce46">
            <text:p>133.161</text:p>
          </table:table-cell>
          <table:table-cell office:value-type="percentage" office:value="1" table:style-name="ce47">
            <text:p>100,0%</text:p>
          </table:table-cell>
          <table:table-cell office:value-type="float" office:value="161897" table:style-name="ce46">
            <text:p>161.897</text:p>
          </table:table-cell>
          <table:table-cell office:value-type="percentage" office:value="0.95674758888048417" table:style-name="ce47">
            <text:p>95,7%</text:p>
          </table:table-cell>
          <table:table-cell office:value-type="float" office:value="146795" table:style-name="ce46">
            <text:p>146.795</text:p>
          </table:table-cell>
          <table:table-cell office:value-type="percentage" office:value="0.92037945001065868" table:style-name="ce47">
            <text:p>92,0%</text:p>
          </table:table-cell>
          <table:table-cell office:value-type="float" office:value="113964" table:style-name="ce46">
            <text:p>113.964</text:p>
          </table:table-cell>
          <table:table-cell office:value-type="percentage" office:value="0.853797226530016" table:style-name="ce47">
            <text:p>85,4%</text:p>
          </table:table-cell>
          <table:table-cell office:value-type="float" office:value="94563" table:style-name="ce46">
            <text:p>94.563</text:p>
          </table:table-cell>
          <table:table-cell office:value-type="percentage" office:value="0.83447758559830565" table:style-name="ce47">
            <text:p>83,4%</text:p>
          </table:table-cell>
          <table:table-cell office:value-type="float" office:value="78957" table:style-name="ce46">
            <text:p>78.957</text:p>
          </table:table-cell>
          <table:table-cell office:value-type="percentage" office:value="0.93164601769911504" table:style-name="ce47">
            <text:p>93,2%</text:p>
          </table:table-cell>
          <table:table-cell office:value-type="float" office:value="903735" table:style-name="ce46">
            <text:p>903.73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787070357034597" table:style-name="ce47">
            <text:p>94,8%</text:p>
          </table:table-cell>
          <table:table-cell office:value-type="percentage" office:value="0.84938537782886447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16" table:style-name="ce46">
            <text:p>23.416</text:p>
          </table:table-cell>
          <table:table-cell office:value-type="percentage" office:value="1" table:style-name="ce47">
            <text:p>100,0%</text:p>
          </table:table-cell>
          <table:table-cell office:value-type="float" office:value="28719" table:style-name="ce46">
            <text:p>28.719</text:p>
          </table:table-cell>
          <table:table-cell office:value-type="percentage" office:value="1" table:style-name="ce47">
            <text:p>100,0%</text:p>
          </table:table-cell>
          <table:table-cell office:value-type="float" office:value="38223" table:style-name="ce46">
            <text:p>38.223</text:p>
          </table:table-cell>
          <table:table-cell office:value-type="percentage" office:value="1" table:style-name="ce47">
            <text:p>100,0%</text:p>
          </table:table-cell>
          <table:table-cell office:value-type="float" office:value="45633" table:style-name="ce46">
            <text:p>45.633</text:p>
          </table:table-cell>
          <table:table-cell office:value-type="percentage" office:value="0.95738922457200404" table:style-name="ce47">
            <text:p>95,7%</text:p>
          </table:table-cell>
          <table:table-cell office:value-type="float" office:value="47982" table:style-name="ce46">
            <text:p>47.982</text:p>
          </table:table-cell>
          <table:table-cell office:value-type="percentage" office:value="0.90622698169867977" table:style-name="ce47">
            <text:p>90,6%</text:p>
          </table:table-cell>
          <table:table-cell office:value-type="float" office:value="31891" table:style-name="ce46">
            <text:p>31.891</text:p>
          </table:table-cell>
          <table:table-cell office:value-type="percentage" office:value="0.81108369999237007" table:style-name="ce47">
            <text:p>81,1%</text:p>
          </table:table-cell>
          <table:table-cell office:value-type="float" office:value="24957" table:style-name="ce46">
            <text:p>24.957</text:p>
          </table:table-cell>
          <table:table-cell office:value-type="percentage" office:value="0.81939063628603326" table:style-name="ce47">
            <text:p>81,9%</text:p>
          </table:table-cell>
          <table:table-cell office:value-type="float" office:value="22841" table:style-name="ce46">
            <text:p>22.841</text:p>
          </table:table-cell>
          <table:table-cell office:value-type="percentage" office:value="0.89460285132382888" table:style-name="ce47">
            <text:p>89,5%</text:p>
          </table:table-cell>
          <table:table-cell office:value-type="float" office:value="263662" table:style-name="ce46">
            <text:p>263.66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848540338768182" table:style-name="ce47">
            <text:p>92,8%</text:p>
          </table:table-cell>
          <table:table-cell office:value-type="percentage" office:value="0.82416524440943506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25" table:style-name="ce46">
            <text:p>74.125</text:p>
          </table:table-cell>
          <table:table-cell office:value-type="percentage" office:value="1" table:style-name="ce47">
            <text:p>100,0%</text:p>
          </table:table-cell>
          <table:table-cell office:value-type="float" office:value="103665" table:style-name="ce46">
            <text:p>103.665</text:p>
          </table:table-cell>
          <table:table-cell office:value-type="percentage" office:value="1" table:style-name="ce47">
            <text:p>100,0%</text:p>
          </table:table-cell>
          <table:table-cell office:value-type="float" office:value="149207" table:style-name="ce46">
            <text:p>149.207</text:p>
          </table:table-cell>
          <table:table-cell office:value-type="percentage" office:value="1" table:style-name="ce47">
            <text:p>100,0%</text:p>
          </table:table-cell>
          <table:table-cell office:value-type="float" office:value="208805" table:style-name="ce46">
            <text:p>208.805</text:p>
          </table:table-cell>
          <table:table-cell office:value-type="percentage" office:value="0.97912837153468135" table:style-name="ce47">
            <text:p>97,9%</text:p>
          </table:table-cell>
          <table:table-cell office:value-type="float" office:value="234507" table:style-name="ce46">
            <text:p>234.507</text:p>
          </table:table-cell>
          <table:table-cell office:value-type="percentage" office:value="0.92268558410746115" table:style-name="ce47">
            <text:p>92,3%</text:p>
          </table:table-cell>
          <table:table-cell office:value-type="float" office:value="171606" table:style-name="ce46">
            <text:p>171.606</text:p>
          </table:table-cell>
          <table:table-cell office:value-type="percentage" office:value="0.82106955402554027" table:style-name="ce47">
            <text:p>82,1%</text:p>
          </table:table-cell>
          <table:table-cell office:value-type="float" office:value="146279" table:style-name="ce46">
            <text:p>146.279</text:p>
          </table:table-cell>
          <table:table-cell office:value-type="percentage" office:value="0.84923482420695739" table:style-name="ce47">
            <text:p>84,9%</text:p>
          </table:table-cell>
          <table:table-cell office:value-type="float" office:value="124681" table:style-name="ce46">
            <text:p>124.681</text:p>
          </table:table-cell>
          <table:table-cell office:value-type="percentage" office:value="0.87869113563646106" table:style-name="ce47">
            <text:p>87,9%</text:p>
          </table:table-cell>
          <table:table-cell office:value-type="float" office:value="1212875" table:style-name="ce46">
            <text:p>1.212.87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576196229859931" table:style-name="ce47">
            <text:p>92,6%</text:p>
          </table:table-cell>
          <table:table-cell office:value-type="percentage" office:value="0.80256357150466728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56" table:style-name="ce46">
            <text:p>42.556</text:p>
          </table:table-cell>
          <table:table-cell office:value-type="percentage" office:value="1" table:style-name="ce47">
            <text:p>100,0%</text:p>
          </table:table-cell>
          <table:table-cell office:value-type="float" office:value="55960" table:style-name="ce46">
            <text:p>55.960</text:p>
          </table:table-cell>
          <table:table-cell office:value-type="percentage" office:value="1" table:style-name="ce47">
            <text:p>100,0%</text:p>
          </table:table-cell>
          <table:table-cell office:value-type="float" office:value="72522" table:style-name="ce46">
            <text:p>72.522</text:p>
          </table:table-cell>
          <table:table-cell office:value-type="percentage" office:value="0.98209739450733979" table:style-name="ce47">
            <text:p>98,2%</text:p>
          </table:table-cell>
          <table:table-cell office:value-type="float" office:value="92331" table:style-name="ce46">
            <text:p>92.331</text:p>
          </table:table-cell>
          <table:table-cell office:value-type="percentage" office:value="0.95487827579787787" table:style-name="ce47">
            <text:p>95,5%</text:p>
          </table:table-cell>
          <table:table-cell office:value-type="float" office:value="96182" table:style-name="ce46">
            <text:p>96.182</text:p>
          </table:table-cell>
          <table:table-cell office:value-type="percentage" office:value="0.89055758226699511" table:style-name="ce47">
            <text:p>89,1%</text:p>
          </table:table-cell>
          <table:table-cell office:value-type="float" office:value="65376" table:style-name="ce46">
            <text:p>65.376</text:p>
          </table:table-cell>
          <table:table-cell office:value-type="percentage" office:value="0.80372751748810567" table:style-name="ce47">
            <text:p>80,4%</text:p>
          </table:table-cell>
          <table:table-cell office:value-type="float" office:value="59099" table:style-name="ce46">
            <text:p>59.099</text:p>
          </table:table-cell>
          <table:table-cell office:value-type="percentage" office:value="0.86748278949608815" table:style-name="ce47">
            <text:p>86,7%</text:p>
          </table:table-cell>
          <table:table-cell office:value-type="float" office:value="50897" table:style-name="ce46">
            <text:p>50.897</text:p>
          </table:table-cell>
          <table:table-cell office:value-type="percentage" office:value="0.90262112506206993" table:style-name="ce47">
            <text:p>90,3%</text:p>
          </table:table-cell>
          <table:table-cell office:value-type="float" office:value="534923" table:style-name="ce46">
            <text:p>534.92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013299985894992" table:style-name="ce47">
            <text:p>92,0%</text:p>
          </table:table-cell>
          <table:table-cell office:value-type="percentage" office:value="0.80902212199994861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31" table:style-name="ce46">
            <text:p>164.431</text:p>
          </table:table-cell>
          <table:table-cell office:value-type="percentage" office:value="1" table:style-name="ce47">
            <text:p>100,0%</text:p>
          </table:table-cell>
          <table:table-cell office:value-type="float" office:value="214044" table:style-name="ce46">
            <text:p>214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79364" table:style-name="ce46">
            <text:p>279.364</text:p>
          </table:table-cell>
          <table:table-cell office:value-type="percentage" office:value="0.99730471692387879" table:style-name="ce47">
            <text:p>99,7%</text:p>
          </table:table-cell>
          <table:table-cell office:value-type="float" office:value="325477" table:style-name="ce46">
            <text:p>325.477</text:p>
          </table:table-cell>
          <table:table-cell office:value-type="percentage" office:value="0.95735005603320222" table:style-name="ce47">
            <text:p>95,7%</text:p>
          </table:table-cell>
          <table:table-cell office:value-type="float" office:value="323449" table:style-name="ce46">
            <text:p>323.449</text:p>
          </table:table-cell>
          <table:table-cell office:value-type="percentage" office:value="0.89317736853586938" table:style-name="ce47">
            <text:p>89,3%</text:p>
          </table:table-cell>
          <table:table-cell office:value-type="float" office:value="207428" table:style-name="ce46">
            <text:p>207.428</text:p>
          </table:table-cell>
          <table:table-cell office:value-type="percentage" office:value="0.79613729787405529" table:style-name="ce47">
            <text:p>79,6%</text:p>
          </table:table-cell>
          <table:table-cell office:value-type="float" office:value="169822" table:style-name="ce46">
            <text:p>169.822</text:p>
          </table:table-cell>
          <table:table-cell office:value-type="percentage" office:value="0.84264689829011485" table:style-name="ce47">
            <text:p>84,3%</text:p>
          </table:table-cell>
          <table:table-cell office:value-type="float" office:value="152345" table:style-name="ce46">
            <text:p>152.345</text:p>
          </table:table-cell>
          <table:table-cell office:value-type="percentage" office:value="0.90355621982610346" table:style-name="ce47">
            <text:p>90,4%</text:p>
          </table:table-cell>
          <table:table-cell office:value-type="float" office:value="1836360" table:style-name="ce46">
            <text:p>1.836.360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561127008185218" table:style-name="ce47">
            <text:p>92,6%</text:p>
          </table:table-cell>
          <table:table-cell office:value-type="percentage" office:value="0.82700143751148392" table:style-name="ce47">
            <text:p>82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2" table:style-name="ce46">
            <text:p>2.412</text:p>
          </table:table-cell>
          <table:table-cell office:value-type="percentage" office:value="0.92591170825335889" table:style-name="ce47">
            <text:p>92,6%</text:p>
          </table:table-cell>
          <table:table-cell office:value-type="float" office:value="3912" table:style-name="ce46">
            <text:p>3.912</text:p>
          </table:table-cell>
          <table:table-cell office:value-type="percentage" office:value="0.90597498842056512" table:style-name="ce47">
            <text:p>90,6%</text:p>
          </table:table-cell>
          <table:table-cell office:value-type="float" office:value="7696" table:style-name="ce46">
            <text:p>7.696</text:p>
          </table:table-cell>
          <table:table-cell office:value-type="percentage" office:value="0.97950871834033348" table:style-name="ce47">
            <text:p>98,0%</text:p>
          </table:table-cell>
          <table:table-cell office:value-type="float" office:value="10657" table:style-name="ce46">
            <text:p>10.657</text:p>
          </table:table-cell>
          <table:table-cell office:value-type="percentage" office:value="0.92220491519556935" table:style-name="ce47">
            <text:p>92,2%</text:p>
          </table:table-cell>
          <table:table-cell office:value-type="float" office:value="11259" table:style-name="ce46">
            <text:p>11.259</text:p>
          </table:table-cell>
          <table:table-cell office:value-type="percentage" office:value="0.89060275272899858" table:style-name="ce47">
            <text:p>89,1%</text:p>
          </table:table-cell>
          <table:table-cell office:value-type="float" office:value="9427" table:style-name="ce46">
            <text:p>9.427</text:p>
          </table:table-cell>
          <table:table-cell office:value-type="percentage" office:value="0.79258449638473183" table:style-name="ce47">
            <text:p>79,3%</text:p>
          </table:table-cell>
          <table:table-cell office:value-type="float" office:value="9470" table:style-name="ce46">
            <text:p>9.470</text:p>
          </table:table-cell>
          <table:table-cell office:value-type="percentage" office:value="0.86349958967812523" table:style-name="ce47">
            <text:p>86,3%</text:p>
          </table:table-cell>
          <table:table-cell office:value-type="float" office:value="8867" table:style-name="ce46">
            <text:p>8.867</text:p>
          </table:table-cell>
          <table:table-cell office:value-type="percentage" office:value="0.97161954854262544" table:style-name="ce47">
            <text:p>97,2%</text:p>
          </table:table-cell>
          <table:table-cell office:value-type="float" office:value="63700" table:style-name="ce46">
            <text:p>63.70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762559007961673" table:style-name="ce47">
            <text:p>89,8%</text:p>
          </table:table-cell>
          <table:table-cell office:value-type="percentage" office:value="0.75651409705232653" table:style-name="ce47">
            <text:p>75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2" table:style-name="ce46">
            <text:p>2.092</text:p>
          </table:table-cell>
          <table:table-cell office:value-type="percentage" office:value="0.89059174116645379" table:style-name="ce47">
            <text:p>89,1%</text:p>
          </table:table-cell>
          <table:table-cell office:value-type="float" office:value="3421" table:style-name="ce46">
            <text:p>3.421</text:p>
          </table:table-cell>
          <table:table-cell office:value-type="percentage" office:value="0.91275346851654215" table:style-name="ce47">
            <text:p>91,3%</text:p>
          </table:table-cell>
          <table:table-cell office:value-type="float" office:value="7489" table:style-name="ce46">
            <text:p>7.489</text:p>
          </table:table-cell>
          <table:table-cell office:value-type="percentage" office:value="0.95681614922703462" table:style-name="ce47">
            <text:p>95,7%</text:p>
          </table:table-cell>
          <table:table-cell office:value-type="float" office:value="10119" table:style-name="ce46">
            <text:p>10.119</text:p>
          </table:table-cell>
          <table:table-cell office:value-type="percentage" office:value="0.89556597929020265" table:style-name="ce47">
            <text:p>89,6%</text:p>
          </table:table-cell>
          <table:table-cell office:value-type="float" office:value="10589" table:style-name="ce46">
            <text:p>10.589</text:p>
          </table:table-cell>
          <table:table-cell office:value-type="percentage" office:value="0.88226962172971168" table:style-name="ce47">
            <text:p>88,2%</text:p>
          </table:table-cell>
          <table:table-cell office:value-type="float" office:value="9170" table:style-name="ce46">
            <text:p>9.170</text:p>
          </table:table-cell>
          <table:table-cell office:value-type="percentage" office:value="0.75578999423061077" table:style-name="ce47">
            <text:p>75,6%</text:p>
          </table:table-cell>
          <table:table-cell office:value-type="float" office:value="9456" table:style-name="ce46">
            <text:p>9.456</text:p>
          </table:table-cell>
          <table:table-cell office:value-type="percentage" office:value="0.78832847019591501" table:style-name="ce47">
            <text:p>78,8%</text:p>
          </table:table-cell>
          <table:table-cell office:value-type="float" office:value="8527" table:style-name="ce46">
            <text:p>8.527</text:p>
          </table:table-cell>
          <table:table-cell office:value-type="percentage" office:value="0.89064132024232301" table:style-name="ce47">
            <text:p>89,1%</text:p>
          </table:table-cell>
          <table:table-cell office:value-type="float" office:value="60863" table:style-name="ce46">
            <text:p>60.86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810763179043237" table:style-name="ce47">
            <text:p>85,8%</text:p>
          </table:table-cell>
          <table:table-cell office:value-type="percentage" office:value="0.69896412329459323" table:style-name="ce47">
            <text:p>6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60" table:style-name="ce49">
            <text:p>260</text:p>
          </table:table-cell>
          <table:table-cell office:value-type="string" table:style-name="ce50">
            <text:p>-</text:p>
          </table:table-cell>
          <table:table-cell office:value-type="float" office:value="768" table:style-name="ce49">
            <text:p>768</text:p>
          </table:table-cell>
          <table:table-cell office:value-type="string" table:style-name="ce50">
            <text:p>-</text:p>
          </table:table-cell>
          <table:table-cell office:value-type="float" office:value="1526" table:style-name="ce49">
            <text:p>1.526</text:p>
          </table:table-cell>
          <table:table-cell office:value-type="string" table:style-name="ce50">
            <text:p>-</text:p>
          </table:table-cell>
          <table:table-cell office:value-type="float" office:value="1820" table:style-name="ce49">
            <text:p>1.820</text:p>
          </table:table-cell>
          <table:table-cell office:value-type="string" table:style-name="ce50">
            <text:p>-</text:p>
          </table:table-cell>
          <table:table-cell office:value-type="float" office:value="1507" table:style-name="ce49">
            <text:p>1.507</text:p>
          </table:table-cell>
          <table:table-cell office:value-type="string" table:style-name="ce50">
            <text:p>-</text:p>
          </table:table-cell>
          <table:table-cell office:value-type="float" office:value="186" table:style-name="ce49">
            <text:p>186</text:p>
          </table:table-cell>
          <table:table-cell office:value-type="string" table:style-name="ce50">
            <text:p>-</text:p>
          </table:table-cell>
          <table:table-cell office:value-type="float" office:value="6139" table:style-name="ce49">
            <text:p>6.13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4862" table:style-name="ce53">
            <text:p>2.944.862</text:p>
          </table:table-cell>
          <table:table-cell office:value-type="percentage" office:value="1" table:style-name="ce54">
            <text:p>100,0%</text:p>
          </table:table-cell>
          <table:table-cell office:value-type="float" office:value="3956771" table:style-name="ce53">
            <text:p>3.956.771</text:p>
          </table:table-cell>
          <table:table-cell office:value-type="percentage" office:value="0.99917324171821276" table:style-name="ce54">
            <text:p>99,9%</text:p>
          </table:table-cell>
          <table:table-cell office:value-type="float" office:value="5311143" table:style-name="ce53">
            <text:p>5.311.143</text:p>
          </table:table-cell>
          <table:table-cell office:value-type="percentage" office:value="0.99515775383334337" table:style-name="ce54">
            <text:p>99,5%</text:p>
          </table:table-cell>
          <table:table-cell office:value-type="float" office:value="6729024" table:style-name="ce53">
            <text:p>6.729.024</text:p>
          </table:table-cell>
          <table:table-cell office:value-type="percentage" office:value="0.95673698826696862" table:style-name="ce54">
            <text:p>95,7%</text:p>
          </table:table-cell>
          <table:table-cell office:value-type="float" office:value="7065581" table:style-name="ce53">
            <text:p>7.065.581</text:p>
          </table:table-cell>
          <table:table-cell office:value-type="percentage" office:value="0.89531379466903172" table:style-name="ce54">
            <text:p>89,5%</text:p>
          </table:table-cell>
          <table:table-cell office:value-type="float" office:value="5031914" table:style-name="ce53">
            <text:p>5.031.914</text:p>
          </table:table-cell>
          <table:table-cell office:value-type="percentage" office:value="0.80763860700503642" table:style-name="ce54">
            <text:p>80,8%</text:p>
          </table:table-cell>
          <table:table-cell office:value-type="float" office:value="4136574" table:style-name="ce53">
            <text:p>4.136.574</text:p>
          </table:table-cell>
          <table:table-cell office:value-type="percentage" office:value="0.83657738480455601" table:style-name="ce54">
            <text:p>83,7%</text:p>
          </table:table-cell>
          <table:table-cell office:value-type="float" office:value="3461347" table:style-name="ce53">
            <text:p>3.461.347</text:p>
          </table:table-cell>
          <table:table-cell office:value-type="percentage" office:value="0.89010709530160059" table:style-name="ce54">
            <text:p>89,0%</text:p>
          </table:table-cell>
          <table:table-cell office:value-type="float" office:value="38637216" table:style-name="ce53">
            <text:p>38.637.21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731658821865536" table:style-name="ce54">
            <text:p>91,7%</text:p>
          </table:table-cell>
          <table:table-cell office:value-type="percentage" office:value="0.81425855984077822" table:style-name="ce54">
            <text:p>81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10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824" table:style-name="ce43">
            <text:p>429.824</text:p>
          </table:table-cell>
          <table:table-cell office:value-type="percentage" office:value="1" table:style-name="ce44">
            <text:p>100,0%</text:p>
          </table:table-cell>
          <table:table-cell office:value-type="float" office:value="651367" table:style-name="ce43">
            <text:p>651.367</text:p>
          </table:table-cell>
          <table:table-cell office:value-type="percentage" office:value="1" table:style-name="ce44">
            <text:p>100,0%</text:p>
          </table:table-cell>
          <table:table-cell office:value-type="float" office:value="922888" table:style-name="ce43">
            <text:p>922.888</text:p>
          </table:table-cell>
          <table:table-cell office:value-type="percentage" office:value="1.0073579894929525" table:style-name="ce44">
            <text:p>100,7%</text:p>
          </table:table-cell>
          <table:table-cell office:value-type="float" office:value="1211785" table:style-name="ce43">
            <text:p>1.211.785</text:p>
          </table:table-cell>
          <table:table-cell office:value-type="percentage" office:value="0.9579169041462553" table:style-name="ce44">
            <text:p>95,8%</text:p>
          </table:table-cell>
          <table:table-cell office:value-type="float" office:value="1248186" table:style-name="ce43">
            <text:p>1.248.186</text:p>
          </table:table-cell>
          <table:table-cell office:value-type="percentage" office:value="0.90114315500384801" table:style-name="ce44">
            <text:p>90,1%</text:p>
          </table:table-cell>
          <table:table-cell office:value-type="float" office:value="924492" table:style-name="ce43">
            <text:p>924.492</text:p>
          </table:table-cell>
          <table:table-cell office:value-type="percentage" office:value="0.81080355756842781" table:style-name="ce44">
            <text:p>81,1%</text:p>
          </table:table-cell>
          <table:table-cell office:value-type="float" office:value="761019" table:style-name="ce43">
            <text:p>761.019</text:p>
          </table:table-cell>
          <table:table-cell office:value-type="percentage" office:value="0.81947016815409535" table:style-name="ce44">
            <text:p>81,9%</text:p>
          </table:table-cell>
          <table:table-cell office:value-type="float" office:value="670892" table:style-name="ce43">
            <text:p>670.892</text:p>
          </table:table-cell>
          <table:table-cell office:value-type="percentage" office:value="0.89106888367354797" table:style-name="ce44">
            <text:p>89,1%</text:p>
          </table:table-cell>
          <table:table-cell office:value-type="float" office:value="6820453" table:style-name="ce43">
            <text:p>6.820.45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525441242086825" table:style-name="ce44">
            <text:p>91,5%</text:p>
          </table:table-cell>
          <table:table-cell office:value-type="percentage" office:value="0.80577998870801526" table:style-name="ce44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97" table:style-name="ce46">
            <text:p>100.297</text:p>
          </table:table-cell>
          <table:table-cell office:value-type="percentage" office:value="1" table:style-name="ce47">
            <text:p>100,0%</text:p>
          </table:table-cell>
          <table:table-cell office:value-type="float" office:value="118876" table:style-name="ce46">
            <text:p>118.876</text:p>
          </table:table-cell>
          <table:table-cell office:value-type="percentage" office:value="0.99933588331722079" table:style-name="ce47">
            <text:p>99,9%</text:p>
          </table:table-cell>
          <table:table-cell office:value-type="float" office:value="152903" table:style-name="ce46">
            <text:p>152.903</text:p>
          </table:table-cell>
          <table:table-cell office:value-type="percentage" office:value="0.97784698817525439" table:style-name="ce47">
            <text:p>97,8%</text:p>
          </table:table-cell>
          <table:table-cell office:value-type="float" office:value="184722" table:style-name="ce46">
            <text:p>184.722</text:p>
          </table:table-cell>
          <table:table-cell office:value-type="percentage" office:value="0.93168773264200622" table:style-name="ce47">
            <text:p>93,2%</text:p>
          </table:table-cell>
          <table:table-cell office:value-type="float" office:value="186927" table:style-name="ce46">
            <text:p>186.927</text:p>
          </table:table-cell>
          <table:table-cell office:value-type="percentage" office:value="0.86965846759373411" table:style-name="ce47">
            <text:p>87,0%</text:p>
          </table:table-cell>
          <table:table-cell office:value-type="float" office:value="124930" table:style-name="ce46">
            <text:p>124.930</text:p>
          </table:table-cell>
          <table:table-cell office:value-type="percentage" office:value="0.76044215575277263" table:style-name="ce47">
            <text:p>76,0%</text:p>
          </table:table-cell>
          <table:table-cell office:value-type="float" office:value="103272" table:style-name="ce46">
            <text:p>103.272</text:p>
          </table:table-cell>
          <table:table-cell office:value-type="percentage" office:value="0.7919571168932753" table:style-name="ce47">
            <text:p>79,2%</text:p>
          </table:table-cell>
          <table:table-cell office:value-type="float" office:value="87564" table:style-name="ce46">
            <text:p>87.564</text:p>
          </table:table-cell>
          <table:table-cell office:value-type="percentage" office:value="0.84923721498608273" table:style-name="ce47">
            <text:p>84,9%</text:p>
          </table:table-cell>
          <table:table-cell office:value-type="float" office:value="1059491" table:style-name="ce46">
            <text:p>1.059.49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398414019005445" table:style-name="ce47">
            <text:p>89,4%</text:p>
          </table:table-cell>
          <table:table-cell office:value-type="percentage" office:value="0.79697470495888723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42" table:style-name="ce46">
            <text:p>88.242</text:p>
          </table:table-cell>
          <table:table-cell office:value-type="percentage" office:value="1" table:style-name="ce47">
            <text:p>100,0%</text:p>
          </table:table-cell>
          <table:table-cell office:value-type="float" office:value="114004" table:style-name="ce46">
            <text:p>114.004</text:p>
          </table:table-cell>
          <table:table-cell office:value-type="percentage" office:value="1" table:style-name="ce47">
            <text:p>100,0%</text:p>
          </table:table-cell>
          <table:table-cell office:value-type="float" office:value="147383" table:style-name="ce46">
            <text:p>147.383</text:p>
          </table:table-cell>
          <table:table-cell office:value-type="percentage" office:value="0.98483815785956752" table:style-name="ce47">
            <text:p>98,5%</text:p>
          </table:table-cell>
          <table:table-cell office:value-type="float" office:value="152703" table:style-name="ce46">
            <text:p>152.703</text:p>
          </table:table-cell>
          <table:table-cell office:value-type="percentage" office:value="0.93887300562574938" table:style-name="ce47">
            <text:p>93,9%</text:p>
          </table:table-cell>
          <table:table-cell office:value-type="float" office:value="150228" table:style-name="ce46">
            <text:p>150.228</text:p>
          </table:table-cell>
          <table:table-cell office:value-type="percentage" office:value="0.89960657033528346" table:style-name="ce47">
            <text:p>90,0%</text:p>
          </table:table-cell>
          <table:table-cell office:value-type="float" office:value="90050" table:style-name="ce46">
            <text:p>90.050</text:p>
          </table:table-cell>
          <table:table-cell office:value-type="percentage" office:value="0.78679959109138409" table:style-name="ce47">
            <text:p>78,7%</text:p>
          </table:table-cell>
          <table:table-cell office:value-type="float" office:value="65667" table:style-name="ce46">
            <text:p>65.667</text:p>
          </table:table-cell>
          <table:table-cell office:value-type="percentage" office:value="0.83006155907522339" table:style-name="ce47">
            <text:p>83,0%</text:p>
          </table:table-cell>
          <table:table-cell office:value-type="float" office:value="59955" table:style-name="ce46">
            <text:p>59.955</text:p>
          </table:table-cell>
          <table:table-cell office:value-type="percentage" office:value="0.93679687499999997" table:style-name="ce47">
            <text:p>93,7%</text:p>
          </table:table-cell>
          <table:table-cell office:value-type="float" office:value="868232" table:style-name="ce46">
            <text:p>868.23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6572430179233" table:style-name="ce47">
            <text:p>93,0%</text:p>
          </table:table-cell>
          <table:table-cell office:value-type="percentage" office:value="0.85222382762194926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44" table:style-name="ce46">
            <text:p>51.144</text:p>
          </table:table-cell>
          <table:table-cell office:value-type="percentage" office:value="1" table:style-name="ce47">
            <text:p>100,0%</text:p>
          </table:table-cell>
          <table:table-cell office:value-type="float" office:value="79159" table:style-name="ce46">
            <text:p>79.159</text:p>
          </table:table-cell>
          <table:table-cell office:value-type="percentage" office:value="0.98314620696507526" table:style-name="ce47">
            <text:p>98,3%</text:p>
          </table:table-cell>
          <table:table-cell office:value-type="float" office:value="109879" table:style-name="ce46">
            <text:p>109.879</text:p>
          </table:table-cell>
          <table:table-cell office:value-type="percentage" office:value="0.9372862126911824" table:style-name="ce47">
            <text:p>93,7%</text:p>
          </table:table-cell>
          <table:table-cell office:value-type="float" office:value="150227" table:style-name="ce46">
            <text:p>150.227</text:p>
          </table:table-cell>
          <table:table-cell office:value-type="percentage" office:value="0.90608997750260856" table:style-name="ce47">
            <text:p>90,6%</text:p>
          </table:table-cell>
          <table:table-cell office:value-type="float" office:value="168254" table:style-name="ce46">
            <text:p>168.254</text:p>
          </table:table-cell>
          <table:table-cell office:value-type="percentage" office:value="0.81608559843237682" table:style-name="ce47">
            <text:p>81,6%</text:p>
          </table:table-cell>
          <table:table-cell office:value-type="float" office:value="127632" table:style-name="ce46">
            <text:p>127.632</text:p>
          </table:table-cell>
          <table:table-cell office:value-type="percentage" office:value="0.70055492433598443" table:style-name="ce47">
            <text:p>70,1%</text:p>
          </table:table-cell>
          <table:table-cell office:value-type="float" office:value="97716" table:style-name="ce46">
            <text:p>97.716</text:p>
          </table:table-cell>
          <table:table-cell office:value-type="percentage" office:value="0.70838468341766825" table:style-name="ce47">
            <text:p>70,8%</text:p>
          </table:table-cell>
          <table:table-cell office:value-type="float" office:value="75575" table:style-name="ce46">
            <text:p>75.575</text:p>
          </table:table-cell>
          <table:table-cell office:value-type="percentage" office:value="0.79152702136573105" table:style-name="ce47">
            <text:p>79,2%</text:p>
          </table:table-cell>
          <table:table-cell office:value-type="float" office:value="859586" table:style-name="ce46">
            <text:p>859.586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062461166507384" table:style-name="ce47">
            <text:p>83,1%</text:p>
          </table:table-cell>
          <table:table-cell office:value-type="percentage" office:value="0.73372125478962358" table:style-name="ce47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32" table:style-name="ce46">
            <text:p>92.232</text:p>
          </table:table-cell>
          <table:table-cell office:value-type="percentage" office:value="1" table:style-name="ce47">
            <text:p>100,0%</text:p>
          </table:table-cell>
          <table:table-cell office:value-type="float" office:value="150748" table:style-name="ce46">
            <text:p>150.748</text:p>
          </table:table-cell>
          <table:table-cell office:value-type="percentage" office:value="0.97551947505678471" table:style-name="ce47">
            <text:p>97,6%</text:p>
          </table:table-cell>
          <table:table-cell office:value-type="float" office:value="221723" table:style-name="ce46">
            <text:p>221.723</text:p>
          </table:table-cell>
          <table:table-cell office:value-type="percentage" office:value="0.94313290116209825" table:style-name="ce47">
            <text:p>94,3%</text:p>
          </table:table-cell>
          <table:table-cell office:value-type="float" office:value="319801" table:style-name="ce46">
            <text:p>319.801</text:p>
          </table:table-cell>
          <table:table-cell office:value-type="percentage" office:value="0.91238245766193449" table:style-name="ce47">
            <text:p>91,2%</text:p>
          </table:table-cell>
          <table:table-cell office:value-type="float" office:value="316200" table:style-name="ce46">
            <text:p>316.200</text:p>
          </table:table-cell>
          <table:table-cell office:value-type="percentage" office:value="0.81510811396046645" table:style-name="ce47">
            <text:p>81,5%</text:p>
          </table:table-cell>
          <table:table-cell office:value-type="float" office:value="226009" table:style-name="ce46">
            <text:p>226.009</text:p>
          </table:table-cell>
          <table:table-cell office:value-type="percentage" office:value="0.72687129744576018" table:style-name="ce47">
            <text:p>72,7%</text:p>
          </table:table-cell>
          <table:table-cell office:value-type="float" office:value="182536" table:style-name="ce46">
            <text:p>182.536</text:p>
          </table:table-cell>
          <table:table-cell office:value-type="percentage" office:value="0.72507428062983614" table:style-name="ce47">
            <text:p>72,5%</text:p>
          </table:table-cell>
          <table:table-cell office:value-type="float" office:value="149110" table:style-name="ce46">
            <text:p>149.110</text:p>
          </table:table-cell>
          <table:table-cell office:value-type="percentage" office:value="0.82932418227222926" table:style-name="ce47">
            <text:p>82,9%</text:p>
          </table:table-cell>
          <table:table-cell office:value-type="float" office:value="1658359" table:style-name="ce46">
            <text:p>1.658.359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576753873725374" table:style-name="ce47">
            <text:p>84,6%</text:p>
          </table:table-cell>
          <table:table-cell office:value-type="percentage" office:value="0.7621303227277072" table:style-name="ce47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34" table:style-name="ce46">
            <text:p>42.134</text:p>
          </table:table-cell>
          <table:table-cell office:value-type="percentage" office:value="1" table:style-name="ce47">
            <text:p>100,0%</text:p>
          </table:table-cell>
          <table:table-cell office:value-type="float" office:value="55907" table:style-name="ce46">
            <text:p>55.907</text:p>
          </table:table-cell>
          <table:table-cell office:value-type="percentage" office:value="1" table:style-name="ce47">
            <text:p>100,0%</text:p>
          </table:table-cell>
          <table:table-cell office:value-type="float" office:value="76298" table:style-name="ce46">
            <text:p>76.298</text:p>
          </table:table-cell>
          <table:table-cell office:value-type="percentage" office:value="0.98646324907880278" table:style-name="ce47">
            <text:p>98,6%</text:p>
          </table:table-cell>
          <table:table-cell office:value-type="float" office:value="83983" table:style-name="ce46">
            <text:p>83.983</text:p>
          </table:table-cell>
          <table:table-cell office:value-type="percentage" office:value="0.9335178515850785" table:style-name="ce47">
            <text:p>93,4%</text:p>
          </table:table-cell>
          <table:table-cell office:value-type="float" office:value="87347" table:style-name="ce46">
            <text:p>87.347</text:p>
          </table:table-cell>
          <table:table-cell office:value-type="percentage" office:value="0.89340179402469089" table:style-name="ce47">
            <text:p>89,3%</text:p>
          </table:table-cell>
          <table:table-cell office:value-type="float" office:value="54789" table:style-name="ce46">
            <text:p>54.789</text:p>
          </table:table-cell>
          <table:table-cell office:value-type="percentage" office:value="0.77744668170788811" table:style-name="ce47">
            <text:p>77,7%</text:p>
          </table:table-cell>
          <table:table-cell office:value-type="float" office:value="41222" table:style-name="ce46">
            <text:p>41.222</text:p>
          </table:table-cell>
          <table:table-cell office:value-type="percentage" office:value="0.81619641619641614" table:style-name="ce47">
            <text:p>81,6%</text:p>
          </table:table-cell>
          <table:table-cell office:value-type="float" office:value="39852" table:style-name="ce46">
            <text:p>39.852</text:p>
          </table:table-cell>
          <table:table-cell office:value-type="percentage" office:value="0.90648954802902437" table:style-name="ce47">
            <text:p>90,6%</text:p>
          </table:table-cell>
          <table:table-cell office:value-type="float" office:value="481532" table:style-name="ce46">
            <text:p>481.53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873152880885744" table:style-name="ce47">
            <text:p>91,9%</text:p>
          </table:table-cell>
          <table:table-cell office:value-type="percentage" office:value="0.82609001466791332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761" table:style-name="ce46">
            <text:p>227.761</text:p>
          </table:table-cell>
          <table:table-cell office:value-type="percentage" office:value="1" table:style-name="ce47">
            <text:p>100,0%</text:p>
          </table:table-cell>
          <table:table-cell office:value-type="float" office:value="250123" table:style-name="ce46">
            <text:p>250.123</text:p>
          </table:table-cell>
          <table:table-cell office:value-type="percentage" office:value="1" table:style-name="ce47">
            <text:p>100,0%</text:p>
          </table:table-cell>
          <table:table-cell office:value-type="float" office:value="320883" table:style-name="ce46">
            <text:p>320.883</text:p>
          </table:table-cell>
          <table:table-cell office:value-type="percentage" office:value="1.0072447618300244" table:style-name="ce47">
            <text:p>100,7%</text:p>
          </table:table-cell>
          <table:table-cell office:value-type="float" office:value="350834" table:style-name="ce46">
            <text:p>350.834</text:p>
          </table:table-cell>
          <table:table-cell office:value-type="percentage" office:value="0.92040139043746316" table:style-name="ce47">
            <text:p>92,0%</text:p>
          </table:table-cell>
          <table:table-cell office:value-type="float" office:value="318478" table:style-name="ce46">
            <text:p>318.478</text:p>
          </table:table-cell>
          <table:table-cell office:value-type="percentage" office:value="0.87661331388227526" table:style-name="ce47">
            <text:p>87,7%</text:p>
          </table:table-cell>
          <table:table-cell office:value-type="float" office:value="210371" table:style-name="ce46">
            <text:p>210.371</text:p>
          </table:table-cell>
          <table:table-cell office:value-type="percentage" office:value="0.78560252144460252" table:style-name="ce47">
            <text:p>78,6%</text:p>
          </table:table-cell>
          <table:table-cell office:value-type="float" office:value="170843" table:style-name="ce46">
            <text:p>170.843</text:p>
          </table:table-cell>
          <table:table-cell office:value-type="percentage" office:value="0.80965944096376408" table:style-name="ce47">
            <text:p>81,0%</text:p>
          </table:table-cell>
          <table:table-cell office:value-type="float" office:value="139286" table:style-name="ce46">
            <text:p>139.286</text:p>
          </table:table-cell>
          <table:table-cell office:value-type="percentage" office:value="0.84241148649465958" table:style-name="ce47">
            <text:p>84,2%</text:p>
          </table:table-cell>
          <table:table-cell office:value-type="float" office:value="1988579" table:style-name="ce46">
            <text:p>1.988.57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376278401454247" table:style-name="ce47">
            <text:p>91,4%</text:p>
          </table:table-cell>
          <table:table-cell office:value-type="percentage" office:value="0.83033281306499851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27" table:style-name="ce46">
            <text:p>137.227</text:p>
          </table:table-cell>
          <table:table-cell office:value-type="percentage" office:value="1" table:style-name="ce47">
            <text:p>100,0%</text:p>
          </table:table-cell>
          <table:table-cell office:value-type="float" office:value="158130" table:style-name="ce46">
            <text:p>158.130</text:p>
          </table:table-cell>
          <table:table-cell office:value-type="percentage" office:value="0.99389695853577287" table:style-name="ce47">
            <text:p>99,4%</text:p>
          </table:table-cell>
          <table:table-cell office:value-type="float" office:value="214944" table:style-name="ce46">
            <text:p>214.944</text:p>
          </table:table-cell>
          <table:table-cell office:value-type="percentage" office:value="0.9839775869330355" table:style-name="ce47">
            <text:p>98,4%</text:p>
          </table:table-cell>
          <table:table-cell office:value-type="float" office:value="279388" table:style-name="ce46">
            <text:p>279.388</text:p>
          </table:table-cell>
          <table:table-cell office:value-type="percentage" office:value="0.90864387045577244" table:style-name="ce47">
            <text:p>90,9%</text:p>
          </table:table-cell>
          <table:table-cell office:value-type="float" office:value="278482" table:style-name="ce46">
            <text:p>278.482</text:p>
          </table:table-cell>
          <table:table-cell office:value-type="percentage" office:value="0.84234055746283332" table:style-name="ce47">
            <text:p>84,2%</text:p>
          </table:table-cell>
          <table:table-cell office:value-type="float" office:value="198062" table:style-name="ce46">
            <text:p>198.062</text:p>
          </table:table-cell>
          <table:table-cell office:value-type="percentage" office:value="0.7448712114659215" table:style-name="ce47">
            <text:p>74,5%</text:p>
          </table:table-cell>
          <table:table-cell office:value-type="float" office:value="165482" table:style-name="ce46">
            <text:p>165.482</text:p>
          </table:table-cell>
          <table:table-cell office:value-type="percentage" office:value="0.75878196516101226" table:style-name="ce47">
            <text:p>75,9%</text:p>
          </table:table-cell>
          <table:table-cell office:value-type="float" office:value="146112" table:style-name="ce46">
            <text:p>146.112</text:p>
          </table:table-cell>
          <table:table-cell office:value-type="percentage" office:value="0.83985928770146923" table:style-name="ce47">
            <text:p>84,0%</text:p>
          </table:table-cell>
          <table:table-cell office:value-type="float" office:value="1577827" table:style-name="ce46">
            <text:p>1.577.827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31366487098516" table:style-name="ce47">
            <text:p>87,2%</text:p>
          </table:table-cell>
          <table:table-cell office:value-type="percentage" office:value="0.77147017363893677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012" table:style-name="ce46">
            <text:p>454.012</text:p>
          </table:table-cell>
          <table:table-cell office:value-type="percentage" office:value="1" table:style-name="ce47">
            <text:p>100,0%</text:p>
          </table:table-cell>
          <table:table-cell office:value-type="float" office:value="615628" table:style-name="ce46">
            <text:p>615.628</text:p>
          </table:table-cell>
          <table:table-cell office:value-type="percentage" office:value="0.96904730423175489" table:style-name="ce47">
            <text:p>96,9%</text:p>
          </table:table-cell>
          <table:table-cell office:value-type="float" office:value="785223" table:style-name="ce46">
            <text:p>785.223</text:p>
          </table:table-cell>
          <table:table-cell office:value-type="percentage" office:value="0.93748567307875985" table:style-name="ce47">
            <text:p>93,7%</text:p>
          </table:table-cell>
          <table:table-cell office:value-type="float" office:value="1022392" table:style-name="ce46">
            <text:p>1.022.392</text:p>
          </table:table-cell>
          <table:table-cell office:value-type="percentage" office:value="0.93644507135137112" table:style-name="ce47">
            <text:p>93,6%</text:p>
          </table:table-cell>
          <table:table-cell office:value-type="float" office:value="1126370" table:style-name="ce46">
            <text:p>1.126.370</text:p>
          </table:table-cell>
          <table:table-cell office:value-type="percentage" office:value="0.85541349757547913" table:style-name="ce47">
            <text:p>85,5%</text:p>
          </table:table-cell>
          <table:table-cell office:value-type="float" office:value="778817" table:style-name="ce46">
            <text:p>778.817</text:p>
          </table:table-cell>
          <table:table-cell office:value-type="percentage" office:value="0.7455276972618633" table:style-name="ce47">
            <text:p>74,6%</text:p>
          </table:table-cell>
          <table:table-cell office:value-type="float" office:value="642173" table:style-name="ce46">
            <text:p>642.173</text:p>
          </table:table-cell>
          <table:table-cell office:value-type="percentage" office:value="0.76546216333804173" table:style-name="ce47">
            <text:p>76,5%</text:p>
          </table:table-cell>
          <table:table-cell office:value-type="float" office:value="536509" table:style-name="ce46">
            <text:p>536.509</text:p>
          </table:table-cell>
          <table:table-cell office:value-type="percentage" office:value="0.81764218200882088" table:style-name="ce47">
            <text:p>81,8%</text:p>
          </table:table-cell>
          <table:table-cell office:value-type="float" office:value="5961124" table:style-name="ce46">
            <text:p>5.961.12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791082587400781" table:style-name="ce47">
            <text:p>86,8%</text:p>
          </table:table-cell>
          <table:table-cell office:value-type="percentage" office:value="0.76616413976568798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2915" table:style-name="ce46">
            <text:p>292.915</text:p>
          </table:table-cell>
          <table:table-cell office:value-type="percentage" office:value="1" table:style-name="ce47">
            <text:p>100,0%</text:p>
          </table:table-cell>
          <table:table-cell office:value-type="float" office:value="432375" table:style-name="ce46">
            <text:p>432.375</text:p>
          </table:table-cell>
          <table:table-cell office:value-type="percentage" office:value="0.98746865450758459" table:style-name="ce47">
            <text:p>98,7%</text:p>
          </table:table-cell>
          <table:table-cell office:value-type="float" office:value="563474" table:style-name="ce46">
            <text:p>563.474</text:p>
          </table:table-cell>
          <table:table-cell office:value-type="percentage" office:value="0.97028901654475075" table:style-name="ce47">
            <text:p>97,0%</text:p>
          </table:table-cell>
          <table:table-cell office:value-type="float" office:value="711675" table:style-name="ce46">
            <text:p>711.675</text:p>
          </table:table-cell>
          <table:table-cell office:value-type="percentage" office:value="0.94595618435428941" table:style-name="ce47">
            <text:p>94,6%</text:p>
          </table:table-cell>
          <table:table-cell office:value-type="float" office:value="750084" table:style-name="ce46">
            <text:p>750.084</text:p>
          </table:table-cell>
          <table:table-cell office:value-type="percentage" office:value="0.88080621145436522" table:style-name="ce47">
            <text:p>88,1%</text:p>
          </table:table-cell>
          <table:table-cell office:value-type="float" office:value="508048" table:style-name="ce46">
            <text:p>508.048</text:p>
          </table:table-cell>
          <table:table-cell office:value-type="percentage" office:value="0.78310744051334935" table:style-name="ce47">
            <text:p>78,3%</text:p>
          </table:table-cell>
          <table:table-cell office:value-type="float" office:value="422719" table:style-name="ce46">
            <text:p>422.719</text:p>
          </table:table-cell>
          <table:table-cell office:value-type="percentage" office:value="0.81902287425938625" table:style-name="ce47">
            <text:p>81,9%</text:p>
          </table:table-cell>
          <table:table-cell office:value-type="float" office:value="370521" table:style-name="ce46">
            <text:p>370.521</text:p>
          </table:table-cell>
          <table:table-cell office:value-type="percentage" office:value="0.87277725301568088" table:style-name="ce47">
            <text:p>87,3%</text:p>
          </table:table-cell>
          <table:table-cell office:value-type="float" office:value="4051811" table:style-name="ce46">
            <text:p>4.051.81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271761421904484" table:style-name="ce47">
            <text:p>90,3%</text:p>
          </table:table-cell>
          <table:table-cell office:value-type="percentage" office:value="0.80117227332163687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79" table:style-name="ce46">
            <text:p>77.579</text:p>
          </table:table-cell>
          <table:table-cell office:value-type="percentage" office:value="1" table:style-name="ce47">
            <text:p>100,0%</text:p>
          </table:table-cell>
          <table:table-cell office:value-type="float" office:value="95618" table:style-name="ce46">
            <text:p>95.618</text:p>
          </table:table-cell>
          <table:table-cell office:value-type="percentage" office:value="1" table:style-name="ce47">
            <text:p>100,0%</text:p>
          </table:table-cell>
          <table:table-cell office:value-type="float" office:value="130962" table:style-name="ce46">
            <text:p>130.962</text:p>
          </table:table-cell>
          <table:table-cell office:value-type="percentage" office:value="1.0452125749219854" table:style-name="ce47">
            <text:p>104,5%</text:p>
          </table:table-cell>
          <table:table-cell office:value-type="float" office:value="160652" table:style-name="ce46">
            <text:p>160.652</text:p>
          </table:table-cell>
          <table:table-cell office:value-type="percentage" office:value="0.94939012859304084" table:style-name="ce47">
            <text:p>94,9%</text:p>
          </table:table-cell>
          <table:table-cell office:value-type="float" office:value="144952" table:style-name="ce46">
            <text:p>144.952</text:p>
          </table:table-cell>
          <table:table-cell office:value-type="percentage" office:value="0.9088241563945979" table:style-name="ce47">
            <text:p>90,9%</text:p>
          </table:table-cell>
          <table:table-cell office:value-type="float" office:value="111551" table:style-name="ce46">
            <text:p>111.551</text:p>
          </table:table-cell>
          <table:table-cell office:value-type="percentage" office:value="0.83571947647195444" table:style-name="ce47">
            <text:p>83,6%</text:p>
          </table:table-cell>
          <table:table-cell office:value-type="float" office:value="91556" table:style-name="ce46">
            <text:p>91.556</text:p>
          </table:table-cell>
          <table:table-cell office:value-type="percentage" office:value="0.80794211083656897" table:style-name="ce47">
            <text:p>80,8%</text:p>
          </table:table-cell>
          <table:table-cell office:value-type="float" office:value="76411" table:style-name="ce46">
            <text:p>76.411</text:p>
          </table:table-cell>
          <table:table-cell office:value-type="percentage" office:value="0.9016047197640118" table:style-name="ce47">
            <text:p>90,2%</text:p>
          </table:table-cell>
          <table:table-cell office:value-type="float" office:value="889281" table:style-name="ce46">
            <text:p>889.28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71081361432373" table:style-name="ce47">
            <text:p>93,3%</text:p>
          </table:table-cell>
          <table:table-cell office:value-type="percentage" office:value="0.8358006253835808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1" table:style-name="ce46">
            <text:p>23.191</text:p>
          </table:table-cell>
          <table:table-cell office:value-type="percentage" office:value="1" table:style-name="ce47">
            <text:p>100,0%</text:p>
          </table:table-cell>
          <table:table-cell office:value-type="float" office:value="28590" table:style-name="ce46">
            <text:p>28.590</text:p>
          </table:table-cell>
          <table:table-cell office:value-type="percentage" office:value="1" table:style-name="ce47">
            <text:p>100,0%</text:p>
          </table:table-cell>
          <table:table-cell office:value-type="float" office:value="37251" table:style-name="ce46">
            <text:p>37.251</text:p>
          </table:table-cell>
          <table:table-cell office:value-type="percentage" office:value="0.98761864361843155" table:style-name="ce47">
            <text:p>98,8%</text:p>
          </table:table-cell>
          <table:table-cell office:value-type="float" office:value="44935" table:style-name="ce46">
            <text:p>44.935</text:p>
          </table:table-cell>
          <table:table-cell office:value-type="percentage" office:value="0.94274504867405173" table:style-name="ce47">
            <text:p>94,3%</text:p>
          </table:table-cell>
          <table:table-cell office:value-type="float" office:value="47120" table:style-name="ce46">
            <text:p>47.120</text:p>
          </table:table-cell>
          <table:table-cell office:value-type="percentage" office:value="0.88994655032390879" table:style-name="ce47">
            <text:p>89,0%</text:p>
          </table:table-cell>
          <table:table-cell office:value-type="float" office:value="30988" table:style-name="ce46">
            <text:p>30.988</text:p>
          </table:table-cell>
          <table:table-cell office:value-type="percentage" office:value="0.78811770390905156" table:style-name="ce47">
            <text:p>78,8%</text:p>
          </table:table-cell>
          <table:table-cell office:value-type="float" office:value="23934" table:style-name="ce46">
            <text:p>23.934</text:p>
          </table:table-cell>
          <table:table-cell office:value-type="percentage" office:value="0.78580340140521376" table:style-name="ce47">
            <text:p>78,6%</text:p>
          </table:table-cell>
          <table:table-cell office:value-type="float" office:value="21919" table:style-name="ce46">
            <text:p>21.919</text:p>
          </table:table-cell>
          <table:table-cell office:value-type="percentage" office:value="0.85849130502898319" table:style-name="ce47">
            <text:p>85,8%</text:p>
          </table:table-cell>
          <table:table-cell office:value-type="float" office:value="257928" table:style-name="ce46">
            <text:p>257.92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29312955593899" table:style-name="ce47">
            <text:p>90,8%</text:p>
          </table:table-cell>
          <table:table-cell office:value-type="percentage" office:value="0.8062416774508148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75" table:style-name="ce46">
            <text:p>73.275</text:p>
          </table:table-cell>
          <table:table-cell office:value-type="percentage" office:value="1" table:style-name="ce47">
            <text:p>100,0%</text:p>
          </table:table-cell>
          <table:table-cell office:value-type="float" office:value="102681" table:style-name="ce46">
            <text:p>102.681</text:p>
          </table:table-cell>
          <table:table-cell office:value-type="percentage" office:value="0.99788141770085226" table:style-name="ce47">
            <text:p>99,8%</text:p>
          </table:table-cell>
          <table:table-cell office:value-type="float" office:value="145395" table:style-name="ce46">
            <text:p>145.395</text:p>
          </table:table-cell>
          <table:table-cell office:value-type="percentage" office:value="0.98969430055340379" table:style-name="ce47">
            <text:p>99,0%</text:p>
          </table:table-cell>
          <table:table-cell office:value-type="float" office:value="205910" table:style-name="ce46">
            <text:p>205.910</text:p>
          </table:table-cell>
          <table:table-cell office:value-type="percentage" office:value="0.96555313801252951" table:style-name="ce47">
            <text:p>96,6%</text:p>
          </table:table-cell>
          <table:table-cell office:value-type="float" office:value="229112" table:style-name="ce46">
            <text:p>229.112</text:p>
          </table:table-cell>
          <table:table-cell office:value-type="percentage" office:value="0.90145854727589636" table:style-name="ce47">
            <text:p>90,1%</text:p>
          </table:table-cell>
          <table:table-cell office:value-type="float" office:value="165172" table:style-name="ce46">
            <text:p>165.172</text:p>
          </table:table-cell>
          <table:table-cell office:value-type="percentage" office:value="0.79028530690947019" table:style-name="ce47">
            <text:p>79,0%</text:p>
          </table:table-cell>
          <table:table-cell office:value-type="float" office:value="139008" table:style-name="ce46">
            <text:p>139.008</text:p>
          </table:table-cell>
          <table:table-cell office:value-type="percentage" office:value="0.80702243277135288" table:style-name="ce47">
            <text:p>80,7%</text:p>
          </table:table-cell>
          <table:table-cell office:value-type="float" office:value="120026" table:style-name="ce46">
            <text:p>120.026</text:p>
          </table:table-cell>
          <table:table-cell office:value-type="percentage" office:value="0.84588495637588623" table:style-name="ce47">
            <text:p>84,6%</text:p>
          </table:table-cell>
          <table:table-cell office:value-type="float" office:value="1180579" table:style-name="ce46">
            <text:p>1.180.57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1111105174497" table:style-name="ce47">
            <text:p>90,1%</text:p>
          </table:table-cell>
          <table:table-cell office:value-type="percentage" office:value="0.7811931968944934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71" table:style-name="ce46">
            <text:p>42.171</text:p>
          </table:table-cell>
          <table:table-cell office:value-type="percentage" office:value="1" table:style-name="ce47">
            <text:p>100,0%</text:p>
          </table:table-cell>
          <table:table-cell office:value-type="float" office:value="55797" table:style-name="ce46">
            <text:p>55.797</text:p>
          </table:table-cell>
          <table:table-cell office:value-type="percentage" office:value="1" table:style-name="ce47">
            <text:p>100,0%</text:p>
          </table:table-cell>
          <table:table-cell office:value-type="float" office:value="70605" table:style-name="ce46">
            <text:p>70.605</text:p>
          </table:table-cell>
          <table:table-cell office:value-type="percentage" office:value="0.95613726233681817" table:style-name="ce47">
            <text:p>95,6%</text:p>
          </table:table-cell>
          <table:table-cell office:value-type="float" office:value="91650" table:style-name="ce46">
            <text:p>91.650</text:p>
          </table:table-cell>
          <table:table-cell office:value-type="percentage" office:value="0.94783543963431027" table:style-name="ce47">
            <text:p>94,8%</text:p>
          </table:table-cell>
          <table:table-cell office:value-type="float" office:value="95149" table:style-name="ce46">
            <text:p>95.149</text:p>
          </table:table-cell>
          <table:table-cell office:value-type="percentage" office:value="0.88099294457510047" table:style-name="ce47">
            <text:p>88,1%</text:p>
          </table:table-cell>
          <table:table-cell office:value-type="float" office:value="64035" table:style-name="ce46">
            <text:p>64.035</text:p>
          </table:table-cell>
          <table:table-cell office:value-type="percentage" office:value="0.78724136659249333" table:style-name="ce47">
            <text:p>78,7%</text:p>
          </table:table-cell>
          <table:table-cell office:value-type="float" office:value="57090" table:style-name="ce46">
            <text:p>57.090</text:p>
          </table:table-cell>
          <table:table-cell office:value-type="percentage" office:value="0.8379937469725659" table:style-name="ce47">
            <text:p>83,8%</text:p>
          </table:table-cell>
          <table:table-cell office:value-type="float" office:value="49844" table:style-name="ce46">
            <text:p>49.844</text:p>
          </table:table-cell>
          <table:table-cell office:value-type="percentage" office:value="0.88394693906504929" table:style-name="ce47">
            <text:p>88,4%</text:p>
          </table:table-cell>
          <table:table-cell office:value-type="float" office:value="526341" table:style-name="ce46">
            <text:p>526.34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537090997911773" table:style-name="ce47">
            <text:p>90,5%</text:p>
          </table:table-cell>
          <table:table-cell office:value-type="percentage" office:value="0.79604263177237644" table:style-name="ce47">
            <text:p>79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41" table:style-name="ce46">
            <text:p>162.041</text:p>
          </table:table-cell>
          <table:table-cell office:value-type="percentage" office:value="1.0259006014561569" table:style-name="ce47">
            <text:p>102,6%</text:p>
          </table:table-cell>
          <table:table-cell office:value-type="float" office:value="212311" table:style-name="ce46">
            <text:p>212.311</text:p>
          </table:table-cell>
          <table:table-cell office:value-type="percentage" office:value="0.99638635073047344" table:style-name="ce47">
            <text:p>99,6%</text:p>
          </table:table-cell>
          <table:table-cell office:value-type="float" office:value="270021" table:style-name="ce46">
            <text:p>270.021</text:p>
          </table:table-cell>
          <table:table-cell office:value-type="percentage" office:value="0.9639510350957986" table:style-name="ce47">
            <text:p>96,4%</text:p>
          </table:table-cell>
          <table:table-cell office:value-type="float" office:value="321543" table:style-name="ce46">
            <text:p>321.543</text:p>
          </table:table-cell>
          <table:table-cell office:value-type="percentage" office:value="0.94577868502869311" table:style-name="ce47">
            <text:p>94,6%</text:p>
          </table:table-cell>
          <table:table-cell office:value-type="float" office:value="318079" table:style-name="ce46">
            <text:p>318.079</text:p>
          </table:table-cell>
          <table:table-cell office:value-type="percentage" office:value="0.8783485625447004" table:style-name="ce47">
            <text:p>87,8%</text:p>
          </table:table-cell>
          <table:table-cell office:value-type="float" office:value="201212" table:style-name="ce46">
            <text:p>201.212</text:p>
          </table:table-cell>
          <table:table-cell office:value-type="percentage" office:value="0.77227943180204417" table:style-name="ce47">
            <text:p>77,2%</text:p>
          </table:table-cell>
          <table:table-cell office:value-type="float" office:value="163759" table:style-name="ce46">
            <text:p>163.759</text:p>
          </table:table-cell>
          <table:table-cell office:value-type="percentage" office:value="0.81256264451655802" table:style-name="ce47">
            <text:p>81,3%</text:p>
          </table:table-cell>
          <table:table-cell office:value-type="float" office:value="147720" table:style-name="ce46">
            <text:p>147.720</text:p>
          </table:table-cell>
          <table:table-cell office:value-type="percentage" office:value="0.87612540478986511" table:style-name="ce47">
            <text:p>87,6%</text:p>
          </table:table-cell>
          <table:table-cell office:value-type="float" office:value="1796686" table:style-name="ce46">
            <text:p>1.796.68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561371974900484" table:style-name="ce47">
            <text:p>90,6%</text:p>
          </table:table-cell>
          <table:table-cell office:value-type="percentage" office:value="0.80913432265827934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6" table:style-name="ce46">
            <text:p>2.376</text:p>
          </table:table-cell>
          <table:table-cell office:value-type="percentage" office:value="0.91209213051823412" table:style-name="ce47">
            <text:p>91,2%</text:p>
          </table:table-cell>
          <table:table-cell office:value-type="float" office:value="3851" table:style-name="ce46">
            <text:p>3.851</text:p>
          </table:table-cell>
          <table:table-cell office:value-type="percentage" office:value="0.89184807781380271" table:style-name="ce47">
            <text:p>89,2%</text:p>
          </table:table-cell>
          <table:table-cell office:value-type="float" office:value="7515" table:style-name="ce46">
            <text:p>7.515</text:p>
          </table:table-cell>
          <table:table-cell office:value-type="percentage" office:value="0.9564719358533792" table:style-name="ce47">
            <text:p>95,6%</text:p>
          </table:table-cell>
          <table:table-cell office:value-type="float" office:value="10495" table:style-name="ce46">
            <text:p>10.495</text:p>
          </table:table-cell>
          <table:table-cell office:value-type="percentage" office:value="0.90818622360678436" table:style-name="ce47">
            <text:p>90,8%</text:p>
          </table:table-cell>
          <table:table-cell office:value-type="float" office:value="10992" table:style-name="ce46">
            <text:p>10.992</text:p>
          </table:table-cell>
          <table:table-cell office:value-type="percentage" office:value="0.86948267679164692" table:style-name="ce47">
            <text:p>86,9%</text:p>
          </table:table-cell>
          <table:table-cell office:value-type="float" office:value="9005" table:style-name="ce46">
            <text:p>9.005</text:p>
          </table:table-cell>
          <table:table-cell office:value-type="percentage" office:value="0.7571044223978477" table:style-name="ce47">
            <text:p>75,7%</text:p>
          </table:table-cell>
          <table:table-cell office:value-type="float" office:value="8681" table:style-name="ce46">
            <text:p>8.681</text:p>
          </table:table-cell>
          <table:table-cell office:value-type="percentage" office:value="0.79155648764475239" table:style-name="ce47">
            <text:p>79,2%</text:p>
          </table:table-cell>
          <table:table-cell office:value-type="float" office:value="8055" table:style-name="ce46">
            <text:p>8.055</text:p>
          </table:table-cell>
          <table:table-cell office:value-type="percentage" office:value="0.88264299802761337" table:style-name="ce47">
            <text:p>88,3%</text:p>
          </table:table-cell>
          <table:table-cell office:value-type="float" office:value="60970" table:style-name="ce46">
            <text:p>60.97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915592193334744" table:style-name="ce47">
            <text:p>85,9%</text:p>
          </table:table-cell>
          <table:table-cell office:value-type="percentage" office:value="0.72409206432151252" table:style-name="ce47">
            <text:p>72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9" table:style-name="ce46">
            <text:p>2.039</text:p>
          </table:table-cell>
          <table:table-cell office:value-type="percentage" office:value="0.86802894848871859" table:style-name="ce47">
            <text:p>86,8%</text:p>
          </table:table-cell>
          <table:table-cell office:value-type="float" office:value="3352" table:style-name="ce46">
            <text:p>3.352</text:p>
          </table:table-cell>
          <table:table-cell office:value-type="percentage" office:value="0.89434364994663818" table:style-name="ce47">
            <text:p>89,4%</text:p>
          </table:table-cell>
          <table:table-cell office:value-type="float" office:value="7258" table:style-name="ce46">
            <text:p>7.258</text:p>
          </table:table-cell>
          <table:table-cell office:value-type="percentage" office:value="0.92730292576977136" table:style-name="ce47">
            <text:p>92,7%</text:p>
          </table:table-cell>
          <table:table-cell office:value-type="float" office:value="9824" table:style-name="ce46">
            <text:p>9.824</text:p>
          </table:table-cell>
          <table:table-cell office:value-type="percentage" office:value="0.86945747411275331" table:style-name="ce47">
            <text:p>86,9%</text:p>
          </table:table-cell>
          <table:table-cell office:value-type="float" office:value="10284" table:style-name="ce46">
            <text:p>10.284</text:p>
          </table:table-cell>
          <table:table-cell office:value-type="percentage" office:value="0.85685719046825526" table:style-name="ce47">
            <text:p>85,7%</text:p>
          </table:table-cell>
          <table:table-cell office:value-type="float" office:value="8737" table:style-name="ce46">
            <text:p>8.737</text:p>
          </table:table-cell>
          <table:table-cell office:value-type="percentage" office:value="0.72010220060990682" table:style-name="ce47">
            <text:p>72,0%</text:p>
          </table:table-cell>
          <table:table-cell office:value-type="float" office:value="8643" table:style-name="ce46">
            <text:p>8.643</text:p>
          </table:table-cell>
          <table:table-cell office:value-type="percentage" office:value="0.72055022926219259" table:style-name="ce47">
            <text:p>72,1%</text:p>
          </table:table-cell>
          <table:table-cell office:value-type="float" office:value="7970" table:style-name="ce46">
            <text:p>7.970</text:p>
          </table:table-cell>
          <table:table-cell office:value-type="percentage" office:value="0.83246292040944225" table:style-name="ce47">
            <text:p>83,2%</text:p>
          </table:table-cell>
          <table:table-cell office:value-type="float" office:value="58107" table:style-name="ce46">
            <text:p>58.10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925077896992682" table:style-name="ce47">
            <text:p>81,9%</text:p>
          </table:table-cell>
          <table:table-cell office:value-type="percentage" office:value="0.66731361109835086" table:style-name="ce47">
            <text:p>66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5" table:style-name="ce49">
            <text:p>235</text:p>
          </table:table-cell>
          <table:table-cell office:value-type="string" table:style-name="ce50">
            <text:p>-</text:p>
          </table:table-cell>
          <table:table-cell office:value-type="float" office:value="736" table:style-name="ce49">
            <text:p>736</text:p>
          </table:table-cell>
          <table:table-cell office:value-type="string" table:style-name="ce50">
            <text:p>-</text:p>
          </table:table-cell>
          <table:table-cell office:value-type="float" office:value="1440" table:style-name="ce49">
            <text:p>1.440</text:p>
          </table:table-cell>
          <table:table-cell office:value-type="string" table:style-name="ce50">
            <text:p>-</text:p>
          </table:table-cell>
          <table:table-cell office:value-type="float" office:value="1711" table:style-name="ce49">
            <text:p>1.711</text:p>
          </table:table-cell>
          <table:table-cell office:value-type="string" table:style-name="ce50">
            <text:p>-</text:p>
          </table:table-cell>
          <table:table-cell office:value-type="float" office:value="1432" table:style-name="ce49">
            <text:p>1.432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5791" table:style-name="ce49">
            <text:p>5.79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1492" table:style-name="ce53">
            <text:p>2.911.492</text:p>
          </table:table-cell>
          <table:table-cell office:value-type="percentage" office:value="1" table:style-name="ce54">
            <text:p>100,0%</text:p>
          </table:table-cell>
          <table:table-cell office:value-type="float" office:value="3929440" table:style-name="ce53">
            <text:p>3.929.440</text:p>
          </table:table-cell>
          <table:table-cell office:value-type="percentage" office:value="0.99227155246973209" table:style-name="ce54">
            <text:p>99,2%</text:p>
          </table:table-cell>
          <table:table-cell office:value-type="float" office:value="5209239" table:style-name="ce53">
            <text:p>5.209.239</text:p>
          </table:table-cell>
          <table:table-cell office:value-type="percentage" office:value="0.97606383078389192" table:style-name="ce54">
            <text:p>97,6%</text:p>
          </table:table-cell>
          <table:table-cell office:value-type="float" office:value="6649441" table:style-name="ce53">
            <text:p>6.649.441</text:p>
          </table:table-cell>
          <table:table-cell office:value-type="percentage" office:value="0.94542182580993916" table:style-name="ce54">
            <text:p>94,5%</text:p>
          </table:table-cell>
          <table:table-cell office:value-type="float" office:value="6937792" table:style-name="ce53">
            <text:p>6.937.792</text:p>
          </table:table-cell>
          <table:table-cell office:value-type="percentage" office:value="0.87912103507757544" table:style-name="ce54">
            <text:p>87,9%</text:p>
          </table:table-cell>
          <table:table-cell office:value-type="float" office:value="4866571" table:style-name="ce53">
            <text:p>4.866.571</text:p>
          </table:table-cell>
          <table:table-cell office:value-type="percentage" office:value="0.78110051629084021" table:style-name="ce54">
            <text:p>78,1%</text:p>
          </table:table-cell>
          <table:table-cell office:value-type="float" office:value="3957659" table:style-name="ce53">
            <text:p>3.957.659</text:p>
          </table:table-cell>
          <table:table-cell office:value-type="percentage" office:value="0.80039375970748128" table:style-name="ce54">
            <text:p>80,0%</text:p>
          </table:table-cell>
          <table:table-cell office:value-type="float" office:value="3330229" table:style-name="ce53">
            <text:p>3.330.229</text:p>
          </table:table-cell>
          <table:table-cell office:value-type="percentage" office:value="0.85638927905210138" table:style-name="ce54">
            <text:p>85,6%</text:p>
          </table:table-cell>
          <table:table-cell office:value-type="float" office:value="37791863" table:style-name="ce53">
            <text:p>37.791.86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724639657233163" table:style-name="ce54">
            <text:p>89,7%</text:p>
          </table:table-cell>
          <table:table-cell office:value-type="percentage" office:value="0.79644319973985689" table:style-name="ce54">
            <text:p>79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5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3">
            <text:p>60-69 años</text:p>
          </table:table-cell>
          <table:covered-table-cell/>
          <table:table-cell office:value-type="string" table:number-columns-spanned="2" table:number-rows-spanned="1" table:style-name="ce74">
            <text:p><text:s/>Janssen</text:p>
          </table:table-cell>
          <table:covered-table-cell/>
          <table:table-cell table:number-columns-repeated="16377"/>
        </table:table-row>
        <table:table-row table:style-name="ro8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7">
            <text:p>% Dosis Adicionales en vacunados con Janssen</text:p>
          </table:table-cell>
          <table:table-cell table:number-columns-repeated="16377"/>
        </table:table-row>
        <table:table-row table:style-name="ro5">
          <table:table-cell office:value-type="string" table:style-name="ce58">
            <text:p>Andalucía</text:p>
          </table:table-cell>
          <table:table-cell office:value-type="float" office:value="906905" table:style-name="ce59">
            <text:p>906.905</text:p>
          </table:table-cell>
          <table:table-cell office:value-type="percentage" office:value="0.83879999999999999" table:style-name="ce60">
            <text:p>83,88%</text:p>
          </table:table-cell>
          <table:table-cell office:value-type="float" office:value="506278" table:style-name="ce59">
            <text:p>506.278</text:p>
          </table:table-cell>
          <table:table-cell office:value-type="percentage" office:value="0.54859999999999998" table:style-name="ce60">
            <text:p>54,86%</text:p>
          </table:table-cell>
          <table:table-cell office:value-type="float" office:value="113957" table:style-name="ce59">
            <text:p>113.957</text:p>
          </table:table-cell>
          <table:table-cell office:value-type="percentage" office:value="0.35770000000000002" table:style-name="ce60">
            <text:p>35,77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Aragón</text:p>
          </table:table-cell>
          <table:table-cell office:value-type="float" office:value="187134" table:style-name="ce62">
            <text:p>187.134</text:p>
          </table:table-cell>
          <table:table-cell office:value-type="percentage" office:value="0.8538" table:style-name="ce63">
            <text:p>85,38%</text:p>
          </table:table-cell>
          <table:table-cell office:value-type="float" office:value="90626" table:style-name="ce62">
            <text:p>90.626</text:p>
          </table:table-cell>
          <table:table-cell office:value-type="percentage" office:value="0.5927" table:style-name="ce63">
            <text:p>59,27%</text:p>
          </table:table-cell>
          <table:table-cell office:value-type="float" office:value="22730" table:style-name="ce62">
            <text:p>22.730</text:p>
          </table:table-cell>
          <table:table-cell office:value-type="percentage" office:value="0.38750000000000001" table:style-name="ce63">
            <text:p>38,75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Asturias<text:s/></text:p>
          </table:table-cell>
          <table:table-cell office:value-type="float" office:value="183080" table:style-name="ce62">
            <text:p>183.080</text:p>
          </table:table-cell>
          <table:table-cell office:value-type="percentage" office:value="0.9052" table:style-name="ce63">
            <text:p>90,52%</text:p>
          </table:table-cell>
          <table:table-cell office:value-type="float" office:value="106351" table:style-name="ce62">
            <text:p>106.351</text:p>
          </table:table-cell>
          <table:table-cell office:value-type="percentage" office:value="0.72160000000000002" table:style-name="ce63">
            <text:p>72,16%</text:p>
          </table:table-cell>
          <table:table-cell office:value-type="float" office:value="35170" table:style-name="ce62">
            <text:p>35.170</text:p>
          </table:table-cell>
          <table:table-cell office:value-type="percentage" office:value="0.77810000000000001" table:style-name="ce63">
            <text:p>77,81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Baleares</text:p>
          </table:table-cell>
          <table:table-cell office:value-type="float" office:value="106559" table:style-name="ce62">
            <text:p>106.559</text:p>
          </table:table-cell>
          <table:table-cell office:value-type="percentage" office:value="0.81779999999999997" table:style-name="ce63">
            <text:p>81,78%</text:p>
          </table:table-cell>
          <table:table-cell office:value-type="float" office:value="51104" table:style-name="ce62">
            <text:p>51.104</text:p>
          </table:table-cell>
          <table:table-cell office:value-type="percentage" office:value="0.46510000000000001" table:style-name="ce63">
            <text:p>46,51%</text:p>
          </table:table-cell>
          <table:table-cell office:value-type="float" office:value="17800" table:style-name="ce62">
            <text:p>17.800</text:p>
          </table:table-cell>
          <table:table-cell office:value-type="percentage" office:value="0.34970000000000001" table:style-name="ce63">
            <text:p>34,97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narias</text:p>
          </table:table-cell>
          <table:table-cell office:value-type="float" office:value="182538" table:style-name="ce62">
            <text:p>182.538</text:p>
          </table:table-cell>
          <table:table-cell office:value-type="percentage" office:value="0.75119999999999998" table:style-name="ce63">
            <text:p>75,12%</text:p>
          </table:table-cell>
          <table:table-cell office:value-type="float" office:value="106293" table:style-name="ce62">
            <text:p>106.293</text:p>
          </table:table-cell>
          <table:table-cell office:value-type="percentage" office:value="0.47939999999999999" table:style-name="ce63">
            <text:p>47,94%</text:p>
          </table:table-cell>
          <table:table-cell office:value-type="float" office:value="68010" table:style-name="ce62">
            <text:p>68.010</text:p>
          </table:table-cell>
          <table:table-cell office:value-type="percentage" office:value="0.50719999999999998" table:style-name="ce63">
            <text:p>50,72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ntabria</text:p>
          </table:table-cell>
          <table:table-cell office:value-type="float" office:value="84994" table:style-name="ce62">
            <text:p>84.994</text:p>
          </table:table-cell>
          <table:table-cell office:value-type="percentage" office:value="0.8669" table:style-name="ce63">
            <text:p>86,69%</text:p>
          </table:table-cell>
          <table:table-cell office:value-type="float" office:value="35104" table:style-name="ce62">
            <text:p>35.104</text:p>
          </table:table-cell>
          <table:table-cell office:value-type="percentage" office:value="0.46010000000000001" table:style-name="ce63">
            <text:p>46,01%</text:p>
          </table:table-cell>
          <table:table-cell office:value-type="float" office:value="14467" table:style-name="ce62">
            <text:p>14.467</text:p>
          </table:table-cell>
          <table:table-cell office:value-type="percentage" office:value="0.6825" table:style-name="ce63">
            <text:p>68,25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stilla y León<text:s/></text:p>
          </table:table-cell>
          <table:table-cell office:value-type="float" office:value="431662" table:style-name="ce62">
            <text:p>431.662</text:p>
          </table:table-cell>
          <table:table-cell office:value-type="percentage" office:value="0.90329999999999999" table:style-name="ce63">
            <text:p>90,33%</text:p>
          </table:table-cell>
          <table:table-cell office:value-type="float" office:value="249449" table:style-name="ce62">
            <text:p>249.449</text:p>
          </table:table-cell>
          <table:table-cell office:value-type="percentage" office:value="0.77739999999999998" table:style-name="ce63">
            <text:p>77,74%</text:p>
          </table:table-cell>
          <table:table-cell office:value-type="float" office:value="67962" table:style-name="ce62">
            <text:p>67.962</text:p>
          </table:table-cell>
          <table:table-cell office:value-type="percentage" office:value="0.71140000000000003" table:style-name="ce63">
            <text:p>71,14%</text:p>
          </table:table-cell>
          <table:table-cell table:number-columns-repeated="16377"/>
        </table:table-row>
        <table:table-row table:style-name="ro11">
          <table:table-cell office:value-type="string" table:style-name="ce61">
            <text:p>Castilla - La Mancha</text:p>
          </table:table-cell>
          <table:table-cell office:value-type="float" office:value="259532" table:style-name="ce62">
            <text:p>259.532</text:p>
          </table:table-cell>
          <table:table-cell office:value-type="percentage" office:value="0.87870000000000004" table:style-name="ce63">
            <text:p>87,87%</text:p>
          </table:table-cell>
          <table:table-cell office:value-type="float" office:value="139839" table:style-name="ce62">
            <text:p>139.839</text:p>
          </table:table-cell>
          <table:table-cell office:value-type="percentage" office:value="0.65059999999999996" table:style-name="ce63">
            <text:p>65,06%</text:p>
          </table:table-cell>
          <table:table-cell office:value-type="float" office:value="53020" table:style-name="ce62">
            <text:p>53.020</text:p>
          </table:table-cell>
          <table:table-cell office:value-type="percentage" office:value="0.68640000000000001" table:style-name="ce63">
            <text:p>68,6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taluña</text:p>
          </table:table-cell>
          <table:table-cell office:value-type="float" office:value="844702" table:style-name="ce62">
            <text:p>844.702</text:p>
          </table:table-cell>
          <table:table-cell office:value-type="percentage" office:value="0.78969999999999996" table:style-name="ce63">
            <text:p>78,97%</text:p>
          </table:table-cell>
          <table:table-cell office:value-type="float" office:value="440400" table:style-name="ce62">
            <text:p>440.400</text:p>
          </table:table-cell>
          <table:table-cell office:value-type="percentage" office:value="0.56089999999999995" table:style-name="ce63">
            <text:p>56,09%</text:p>
          </table:table-cell>
          <table:table-cell office:value-type="float" office:value="129576" table:style-name="ce62">
            <text:p>129.576</text:p>
          </table:table-cell>
          <table:table-cell office:value-type="percentage" office:value="0.37340000000000001" table:style-name="ce63">
            <text:p>37,3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. Valenciana</text:p>
          </table:table-cell>
          <table:table-cell office:value-type="float" office:value="618878" table:style-name="ce62">
            <text:p>618.878</text:p>
          </table:table-cell>
          <table:table-cell office:value-type="percentage" office:value="0.85329999999999995" table:style-name="ce63">
            <text:p>85,33%</text:p>
          </table:table-cell>
          <table:table-cell office:value-type="float" office:value="250350" table:style-name="ce62">
            <text:p>250.350</text:p>
          </table:table-cell>
          <table:table-cell office:value-type="percentage" office:value="0.44429999999999997" table:style-name="ce63">
            <text:p>44,43%</text:p>
          </table:table-cell>
          <table:table-cell office:value-type="float" office:value="129849" table:style-name="ce62">
            <text:p>129.849</text:p>
          </table:table-cell>
          <table:table-cell office:value-type="percentage" office:value="0.61560000000000004" table:style-name="ce63">
            <text:p>61,5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Extremadura</text:p>
          </table:table-cell>
          <table:table-cell office:value-type="float" office:value="148703" table:style-name="ce62">
            <text:p>148.703</text:p>
          </table:table-cell>
          <table:table-cell office:value-type="percentage" office:value="0.85860000000000003" table:style-name="ce63">
            <text:p>85,86%</text:p>
          </table:table-cell>
          <table:table-cell office:value-type="float" office:value="85443" table:style-name="ce62">
            <text:p>85.443</text:p>
          </table:table-cell>
          <table:table-cell office:value-type="percentage" office:value="0.65239999999999998" table:style-name="ce63">
            <text:p>65,24%</text:p>
          </table:table-cell>
          <table:table-cell office:value-type="float" office:value="29603" table:style-name="ce62">
            <text:p>29.603</text:p>
          </table:table-cell>
          <table:table-cell office:value-type="percentage" office:value="0.74270000000000003" table:style-name="ce63">
            <text:p>74,27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Galicia*</text:p>
          </table:table-cell>
          <table:table-cell office:value-type="float" office:value="489314" table:style-name="ce62">
            <text:p>489.314</text:p>
          </table:table-cell>
          <table:table-cell office:value-type="percentage" office:value="0.92049999999999998" table:style-name="ce63">
            <text:p>92,05%</text:p>
          </table:table-cell>
          <table:table-cell office:value-type="float" office:value="314504" table:style-name="ce62">
            <text:p>314.504</text:p>
          </table:table-cell>
          <table:table-cell office:value-type="percentage" office:value="0.90990000000000004" table:style-name="ce63">
            <text:p>90,99%</text:p>
          </table:table-cell>
          <table:table-cell office:value-type="float" office:value="103039" table:style-name="ce62">
            <text:p>103.039</text:p>
          </table:table-cell>
          <table:table-cell office:value-type="percentage" office:value="0.83230000000000004" table:style-name="ce63">
            <text:p>83,23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La Rioja</text:p>
          </table:table-cell>
          <table:table-cell office:value-type="float" office:value="42723" table:style-name="ce62">
            <text:p>42.723</text:p>
          </table:table-cell>
          <table:table-cell office:value-type="percentage" office:value="0.82509999999999994" table:style-name="ce63">
            <text:p>82,51%</text:p>
          </table:table-cell>
          <table:table-cell office:value-type="float" office:value="25713" table:style-name="ce62">
            <text:p>25.713</text:p>
          </table:table-cell>
          <table:table-cell office:value-type="percentage" office:value="0.69030000000000002" table:style-name="ce63">
            <text:p>69,03%</text:p>
          </table:table-cell>
          <table:table-cell office:value-type="float" office:value="11161" table:style-name="ce62">
            <text:p>11.161</text:p>
          </table:table-cell>
          <table:table-cell office:value-type="percentage" office:value="0.79159999999999997" table:style-name="ce63">
            <text:p>79,1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adrid</text:p>
          </table:table-cell>
          <table:table-cell office:value-type="float" office:value="672848" table:style-name="ce62">
            <text:p>672.848</text:p>
          </table:table-cell>
          <table:table-cell office:value-type="percentage" office:value="0.76259999999999994" table:style-name="ce63">
            <text:p>76,26%</text:p>
          </table:table-cell>
          <table:table-cell office:value-type="float" office:value="319131" table:style-name="ce62">
            <text:p>319.131</text:p>
          </table:table-cell>
          <table:table-cell office:value-type="percentage" office:value="0.47260000000000002" table:style-name="ce63">
            <text:p>47,26%</text:p>
          </table:table-cell>
          <table:table-cell office:value-type="float" office:value="132129" table:style-name="ce62">
            <text:p>132.129</text:p>
          </table:table-cell>
          <table:table-cell office:value-type="percentage" office:value="0.5534" table:style-name="ce63">
            <text:p>55,3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urcia<text:s/></text:p>
          </table:table-cell>
          <table:table-cell office:value-type="float" office:value="144794" table:style-name="ce62">
            <text:p>144.794</text:p>
          </table:table-cell>
          <table:table-cell office:value-type="percentage" office:value="0.82289999999999996" table:style-name="ce63">
            <text:p>82,29%</text:p>
          </table:table-cell>
          <table:table-cell office:value-type="float" office:value="87084" table:style-name="ce62">
            <text:p>87.084</text:p>
          </table:table-cell>
          <table:table-cell office:value-type="percentage" office:value="0.59889999999999999" table:style-name="ce63">
            <text:p>59,89%</text:p>
          </table:table-cell>
          <table:table-cell office:value-type="float" office:value="41414" table:style-name="ce62">
            <text:p>41.414</text:p>
          </table:table-cell>
          <table:table-cell office:value-type="percentage" office:value="0.62350000000000005" table:style-name="ce63">
            <text:p>62,35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Navarra</text:p>
          </table:table-cell>
          <table:table-cell office:value-type="float" office:value="90146" table:style-name="ce62">
            <text:p>90.146</text:p>
          </table:table-cell>
          <table:table-cell office:value-type="percentage" office:value="0.92020000000000002" table:style-name="ce63">
            <text:p>92,02%</text:p>
          </table:table-cell>
          <table:table-cell office:value-type="float" office:value="53185" table:style-name="ce62">
            <text:p>53.185</text:p>
          </table:table-cell>
          <table:table-cell office:value-type="percentage" office:value="0.75329999999999997" table:style-name="ce63">
            <text:p>75,33%</text:p>
          </table:table-cell>
          <table:table-cell office:value-type="float" office:value="18128" table:style-name="ce62">
            <text:p>18.128</text:p>
          </table:table-cell>
          <table:table-cell office:value-type="percentage" office:value="0.76139999999999997" table:style-name="ce63">
            <text:p>76,1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País Vasco</text:p>
          </table:table-cell>
          <table:table-cell office:value-type="float" office:value="319310" table:style-name="ce62">
            <text:p>319.310</text:p>
          </table:table-cell>
          <table:table-cell office:value-type="percentage" office:value="0.85299999999999998" table:style-name="ce63">
            <text:p>85,30%</text:p>
          </table:table-cell>
          <table:table-cell office:value-type="float" office:value="174949" table:style-name="ce62">
            <text:p>174.949</text:p>
          </table:table-cell>
          <table:table-cell office:value-type="percentage" office:value="0.64790000000000003" table:style-name="ce63">
            <text:p>64,79%</text:p>
          </table:table-cell>
          <table:table-cell office:value-type="float" office:value="67647" table:style-name="ce62">
            <text:p>67.647</text:p>
          </table:table-cell>
          <table:table-cell office:value-type="percentage" office:value="0.68359999999999999" table:style-name="ce63">
            <text:p>68,3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euta</text:p>
          </table:table-cell>
          <table:table-cell office:value-type="float" office:value="4886" table:style-name="ce62">
            <text:p>4.886</text:p>
          </table:table-cell>
          <table:table-cell office:value-type="percentage" office:value="0.78459999999999996" table:style-name="ce63">
            <text:p>78,46%</text:p>
          </table:table-cell>
          <table:table-cell office:value-type="float" office:value="5091" table:style-name="ce62">
            <text:p>5.091</text:p>
          </table:table-cell>
          <table:table-cell office:value-type="percentage" office:value="0.6774" table:style-name="ce63">
            <text:p>67,74%</text:p>
          </table:table-cell>
          <table:table-cell office:value-type="float" office:value="1218" table:style-name="ce62">
            <text:p>1.218</text:p>
          </table:table-cell>
          <table:table-cell office:value-type="percentage" office:value="0.32840000000000003" table:style-name="ce63">
            <text:p>32,8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elilla</text:p>
          </table:table-cell>
          <table:table-cell office:value-type="float" office:value="3735" table:style-name="ce62">
            <text:p>3.735</text:p>
          </table:table-cell>
          <table:table-cell office:value-type="percentage" office:value="0.69279999999999997" table:style-name="ce63">
            <text:p>69,28%</text:p>
          </table:table-cell>
          <table:table-cell office:value-type="float" office:value="4112" table:style-name="ce62">
            <text:p>4.112</text:p>
          </table:table-cell>
          <table:table-cell office:value-type="percentage" office:value="0.5665" table:style-name="ce63">
            <text:p>56,65%</text:p>
          </table:table-cell>
          <table:table-cell office:value-type="float" office:value="843" table:style-name="ce64">
            <text:p>843</text:p>
          </table:table-cell>
          <table:table-cell office:value-type="percentage" office:value="0.18840000000000001" table:style-name="ce63">
            <text:p>18,8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Fuerzas Armadas</text:p>
          </table:table-cell>
          <table:table-cell office:value-type="float" office:value="9" table:style-name="ce64">
            <text:p>9</text:p>
          </table:table-cell>
          <table:table-cell office:value-type="percentage" office:value="0.21429999999999999" table:style-name="ce63">
            <text:p>21,43%</text:p>
          </table:table-cell>
          <table:table-cell office:value-type="float" office:value="1578" table:style-name="ce62">
            <text:p>1.578</text:p>
          </table:table-cell>
          <table:table-cell office:value-type="percentage" office:value="0.44640000000000002" table:style-name="ce63">
            <text:p>44,64%</text:p>
          </table:table-cell>
          <table:table-cell office:value-type="float" office:value="850" table:style-name="ce64">
            <text:p>850</text:p>
          </table:table-cell>
          <table:table-cell office:value-type="percentage" office:value="0.67349999999999999" table:style-name="ce63">
            <text:p>67,35%</text:p>
          </table:table-cell>
          <table:table-cell table:number-columns-repeated="16377"/>
        </table:table-row>
        <table:table-row table:style-name="ro5">
          <table:table-cell office:value-type="string" table:style-name="ce65">
            <text:p>Sanidad Exterior</text:p>
          </table:table-cell>
          <table:table-cell office:value-type="float" office:value="0" table:style-name="ce66">
            <text:p>0</text:p>
          </table:table-cell>
          <table:table-cell office:value-type="percentage" office:value="0" table:style-name="ce67">
            <text:p>0,00%</text:p>
          </table:table-cell>
          <table:table-cell office:value-type="float" office:value="0" table:style-name="ce66">
            <text:p>0</text:p>
          </table:table-cell>
          <table:table-cell office:value-type="percentage" office:value="0" table:style-name="ce67">
            <text:p>0,00%</text:p>
          </table:table-cell>
          <table:table-cell office:value-type="float" office:value="5" table:style-name="ce66">
            <text:p>5</text:p>
          </table:table-cell>
          <table:table-cell office:value-type="percentage" office:value="1.2999999999999999E-3" table:style-name="ce67">
            <text:p>0,13%</text:p>
          </table:table-cell>
          <table:table-cell table:number-columns-repeated="16377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5722452" table:style-name="ce69">
            <text:p>5.722.452</text:p>
          </table:table-cell>
          <table:table-cell office:value-type="percentage" office:value="0.83650000000000002" table:style-name="ce70">
            <text:p>83,65%</text:p>
          </table:table-cell>
          <table:table-cell office:value-type="float" office:value="3046584" table:style-name="ce69">
            <text:p>3.046.584</text:p>
          </table:table-cell>
          <table:table-cell office:value-type="percentage" office:value="0.58479999999999999" table:style-name="ce70">
            <text:p>58,48%</text:p>
          </table:table-cell>
          <table:table-cell office:value-type="float" office:value="1058578" table:style-name="ce69">
            <text:p>1.058.578</text:p>
          </table:table-cell>
          <table:table-cell office:value-type="percentage" office:value="0.53510000000000002" table:style-name="ce70">
            <text:p>53,51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71"/>
          <table:table-cell office:value-type="string" table:number-columns-spanned="1" table:number-rows-spanned="2" table:style-name="ce82">
            <text:p>Población a vacunar 5-11 años</text:p>
          </table:table-cell>
          <table:table-cell office:value-type="string" table:number-columns-spanned="1" table:number-rows-spanned="2" table:style-name="ce82">
            <text:p>Nº Personas con al menos 1 dosis</text:p>
          </table:table-cell>
          <table:table-cell office:value-type="string" table:number-columns-spanned="1" table:number-rows-spanned="2" table:style-name="ce82">
            <text:p>% Personas con al menos 1 dosis</text:p>
          </table:table-cell>
          <table:table-cell office:value-type="string" table:number-columns-spanned="1" table:number-rows-spanned="2" table:style-name="ce82">
            <text:p>Fecha de la última vacuna registrada<text:s/><text:span text:style-name="T3">(2)</text:span></text:p>
          </table:table-cell>
          <table:table-cell table:number-columns-repeated="16379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5">
          <table:table-cell office:value-type="string" table:style-name="ce58">
            <text:p>Andalucía</text:p>
          </table:table-cell>
          <table:table-cell office:value-type="float" office:value="638443" table:style-name="ce75">
            <text:p>638.443</text:p>
          </table:table-cell>
          <table:table-cell office:value-type="float" office:value="120612" table:style-name="ce75">
            <text:p>120.612</text:p>
          </table:table-cell>
          <table:table-cell office:value-type="percentage" office:value="0.189" table:style-name="ce76">
            <text:p>18,90%</text:p>
          </table:table-cell>
          <table:table-cell office:value-type="float" office:value="638443" table:style-name="ce75">
            <text:p>638.443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Aragón</text:p>
          </table:table-cell>
          <table:table-cell office:value-type="float" office:value="90144" table:style-name="ce77">
            <text:p>90.144</text:p>
          </table:table-cell>
          <table:table-cell office:value-type="float" office:value="7358" table:style-name="ce77">
            <text:p>7.358</text:p>
          </table:table-cell>
          <table:table-cell office:value-type="percentage" office:value="8.2000000000000003E-2" table:style-name="ce78">
            <text:p>8,20%</text:p>
          </table:table-cell>
          <table:table-cell office:value-type="float" office:value="90144" table:style-name="ce77">
            <text:p>90.144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Asturias<text:s/></text:p>
          </table:table-cell>
          <table:table-cell office:value-type="float" office:value="54615" table:style-name="ce77">
            <text:p>54.615</text:p>
          </table:table-cell>
          <table:table-cell office:value-type="float" office:value="3386" table:style-name="ce77">
            <text:p>3.386</text:p>
          </table:table-cell>
          <table:table-cell office:value-type="percentage" office:value="6.2E-2" table:style-name="ce78">
            <text:p>6,20%</text:p>
          </table:table-cell>
          <table:table-cell office:value-type="float" office:value="54615" table:style-name="ce77">
            <text:p>54.615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Baleares</text:p>
          </table:table-cell>
          <table:table-cell office:value-type="float" office:value="84217" table:style-name="ce77">
            <text:p>84.217</text:p>
          </table:table-cell>
          <table:table-cell office:value-type="float" office:value="4243" table:style-name="ce77">
            <text:p>4.243</text:p>
          </table:table-cell>
          <table:table-cell office:value-type="percentage" office:value="0.05" table:style-name="ce78">
            <text:p>5,00%</text:p>
          </table:table-cell>
          <table:table-cell office:value-type="float" office:value="84217" table:style-name="ce77">
            <text:p>84.217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anarias</text:p>
          </table:table-cell>
          <table:table-cell office:value-type="float" office:value="136910" table:style-name="ce77">
            <text:p>136.910</text:p>
          </table:table-cell>
          <table:table-cell office:value-type="float" office:value="13698" table:style-name="ce77">
            <text:p>13.698</text:p>
          </table:table-cell>
          <table:table-cell office:value-type="percentage" office:value="0.1" table:style-name="ce78">
            <text:p>10,00%</text:p>
          </table:table-cell>
          <table:table-cell office:value-type="float" office:value="136910" table:style-name="ce77">
            <text:p>136.910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antabria</text:p>
          </table:table-cell>
          <table:table-cell office:value-type="float" office:value="38052" table:style-name="ce77">
            <text:p>38.052</text:p>
          </table:table-cell>
          <table:table-cell office:value-type="float" office:value="7609" table:style-name="ce77">
            <text:p>7.609</text:p>
          </table:table-cell>
          <table:table-cell office:value-type="percentage" office:value="0.2" table:style-name="ce78">
            <text:p>20,00%</text:p>
          </table:table-cell>
          <table:table-cell office:value-type="float" office:value="38052" table:style-name="ce77">
            <text:p>38.052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astilla y León</text:p>
          </table:table-cell>
          <table:table-cell office:value-type="float" office:value="138981" table:style-name="ce77">
            <text:p>138.981</text:p>
          </table:table-cell>
          <table:table-cell office:value-type="float" office:value="8449" table:style-name="ce77">
            <text:p>8.449</text:p>
          </table:table-cell>
          <table:table-cell office:value-type="percentage" office:value="6.0999999999999999E-2" table:style-name="ce78">
            <text:p>6,10%</text:p>
          </table:table-cell>
          <table:table-cell office:value-type="float" office:value="138981" table:style-name="ce77">
            <text:p>138.981</text:p>
          </table:table-cell>
          <table:table-cell table:number-columns-repeated="16379"/>
        </table:table-row>
        <table:table-row table:style-name="ro11">
          <table:table-cell office:value-type="string" table:style-name="ce61">
            <text:p>Castilla - La Mancha</text:p>
          </table:table-cell>
          <table:table-cell office:value-type="float" office:value="149968" table:style-name="ce77">
            <text:p>149.968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float" office:value="149968" table:style-name="ce77">
            <text:p>149.968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ataluña</text:p>
          </table:table-cell>
          <table:table-cell office:value-type="float" office:value="571450" table:style-name="ce77">
            <text:p>571.450</text:p>
          </table:table-cell>
          <table:table-cell office:value-type="float" office:value="41297" table:style-name="ce77">
            <text:p>41.297</text:p>
          </table:table-cell>
          <table:table-cell office:value-type="percentage" office:value="7.1999999999999995E-2" table:style-name="ce78">
            <text:p>7,20%</text:p>
          </table:table-cell>
          <table:table-cell office:value-type="float" office:value="571450" table:style-name="ce77">
            <text:p>571.450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. Valenciana</text:p>
          </table:table-cell>
          <table:table-cell office:value-type="float" office:value="361203" table:style-name="ce83">
            <text:p>361.203</text:p>
          </table:table-cell>
          <table:table-cell office:value-type="float" office:value="49496" table:style-name="ce83">
            <text:p>49.496</text:p>
          </table:table-cell>
          <table:table-cell office:value-type="percentage" office:value="0.13700000000000001" table:style-name="ce84">
            <text:p>13,70%</text:p>
          </table:table-cell>
          <table:table-cell office:value-type="date" office:date-value="2021-12-19T00:00:00" table:style-name="ce85">
            <text:p>19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Extremadura</text:p>
          </table:table-cell>
          <table:table-cell office:value-type="float" office:value="69578" table:style-name="ce77">
            <text:p>69.578</text:p>
          </table:table-cell>
          <table:table-cell office:value-type="float" office:value="9250" table:style-name="ce77">
            <text:p>9.250</text:p>
          </table:table-cell>
          <table:table-cell office:value-type="percentage" office:value="0.13300000000000001" table:style-name="ce78">
            <text:p>13,30%</text:p>
          </table:table-cell>
          <table:table-cell office:value-type="float" office:value="69578" table:style-name="ce77">
            <text:p>69.578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Galicia*</text:p>
          </table:table-cell>
          <table:table-cell office:value-type="float" office:value="155893" table:style-name="ce77">
            <text:p>155.893</text:p>
          </table:table-cell>
          <table:table-cell office:value-type="float" office:value="48680" table:style-name="ce77">
            <text:p>48.680</text:p>
          </table:table-cell>
          <table:table-cell office:value-type="percentage" office:value="0.312" table:style-name="ce78">
            <text:p>31,20%</text:p>
          </table:table-cell>
          <table:table-cell office:value-type="float" office:value="155893" table:style-name="ce77">
            <text:p>155.893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La Rioja</text:p>
          </table:table-cell>
          <table:table-cell office:value-type="float" office:value="22641" table:style-name="ce77">
            <text:p>22.641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float" office:value="22641" table:style-name="ce77">
            <text:p>22.64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Madrid</text:p>
          </table:table-cell>
          <table:table-cell office:value-type="float" office:value="495144" table:style-name="ce77">
            <text:p>495.144</text:p>
          </table:table-cell>
          <table:table-cell office:value-type="float" office:value="35915" table:style-name="ce77">
            <text:p>35.915</text:p>
          </table:table-cell>
          <table:table-cell office:value-type="percentage" office:value="7.2999999999999995E-2" table:style-name="ce78">
            <text:p>7,30%</text:p>
          </table:table-cell>
          <table:table-cell office:value-type="float" office:value="495144" table:style-name="ce77">
            <text:p>495.144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Murcia<text:s text:c="2"/></text:p>
          </table:table-cell>
          <table:table-cell office:value-type="float" office:value="124444" table:style-name="ce77">
            <text:p>124.444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float" office:value="124444" table:style-name="ce77">
            <text:p>124.444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Navarra<text:s/></text:p>
          </table:table-cell>
          <table:table-cell office:value-type="float" office:value="50103" table:style-name="ce77">
            <text:p>50.103</text:p>
          </table:table-cell>
          <table:table-cell office:value-type="float" office:value="6033" table:style-name="ce77">
            <text:p>6.033</text:p>
          </table:table-cell>
          <table:table-cell office:value-type="percentage" office:value="0.12" table:style-name="ce78">
            <text:p>12,00%</text:p>
          </table:table-cell>
          <table:table-cell office:value-type="float" office:value="50103" table:style-name="ce77">
            <text:p>50.103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País Vasco</text:p>
          </table:table-cell>
          <table:table-cell office:value-type="float" office:value="149328" table:style-name="ce77">
            <text:p>149.328</text:p>
          </table:table-cell>
          <table:table-cell office:value-type="float" office:value="14942" table:style-name="ce77">
            <text:p>14.942</text:p>
          </table:table-cell>
          <table:table-cell office:value-type="percentage" office:value="0.1" table:style-name="ce78">
            <text:p>10,00%</text:p>
          </table:table-cell>
          <table:table-cell office:value-type="float" office:value="149328" table:style-name="ce77">
            <text:p>149.328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euta</text:p>
          </table:table-cell>
          <table:table-cell office:value-type="float" office:value="8455" table:style-name="ce77">
            <text:p>8.455</text:p>
          </table:table-cell>
          <table:table-cell office:value-type="float" office:value="1070" table:style-name="ce77">
            <text:p>1.070</text:p>
          </table:table-cell>
          <table:table-cell office:value-type="percentage" office:value="0.127" table:style-name="ce78">
            <text:p>12,70%</text:p>
          </table:table-cell>
          <table:table-cell office:value-type="float" office:value="8455" table:style-name="ce77">
            <text:p>8.455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Melilla</text:p>
          </table:table-cell>
          <table:table-cell office:value-type="float" office:value="9707" table:style-name="ce77">
            <text:p>9.707</text:p>
          </table:table-cell>
          <table:table-cell office:value-type="float" office:value="1441" table:style-name="ce77">
            <text:p>1.441</text:p>
          </table:table-cell>
          <table:table-cell office:value-type="percentage" office:value="0.14799999999999999" table:style-name="ce78">
            <text:p>14,80%</text:p>
          </table:table-cell>
          <table:table-cell office:value-type="float" office:value="9707" table:style-name="ce77">
            <text:p>9.707</text:p>
          </table:table-cell>
          <table:table-cell table:number-columns-repeated="16379"/>
        </table:table-row>
        <table:table-row table:style-name="ro11">
          <table:table-cell office:value-type="string" table:style-name="ce61">
            <text:p>Fuerzas Armadas*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table:number-columns-repeated="16379"/>
        </table:table-row>
        <table:table-row table:style-name="ro5">
          <table:table-cell office:value-type="string" table:style-name="ce65">
            <text:p>Sanidad Exterior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table:number-columns-repeated="16379"/>
        </table:table-row>
        <table:table-row table:style-name="ro13">
          <table:table-cell office:value-type="string" table:style-name="ce81">
            <text:p>Totales</text:p>
          </table:table-cell>
          <table:table-cell office:value-type="float" office:value="3349276" table:style-name="ce86">
            <text:p>3.349.276</text:p>
          </table:table-cell>
          <table:table-cell office:value-type="float" office:value="373479" table:style-name="ce86">
            <text:p>373.479</text:p>
          </table:table-cell>
          <table:table-cell office:value-type="percentage" office:value="0.112" table:style-name="ce87">
            <text:p>11,20%</text:p>
          </table:table-cell>
          <table:table-cell table:style-name="ce88"/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20T18:52:41Z</dc:date>
  </office:meta>
</office:document-meta>
</file>